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51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office:value-type="string" calcext:value-type="string">
            <text:p>0p02</text:p>
          </table:table-cell>
          <table:table-cell office:value-type="string" calcext:value-type="string">
            <text:p>0p05</text:p>
          </table:table-cell>
          <table:table-cell office:value-type="string" calcext:value-type="string">
            <text:p>0p1</text:p>
          </table:table-cell>
          <table:table-cell office:value-type="string" calcext:value-type="string">
            <text:p>0p2</text:p>
          </table:table-cell>
          <table:table-cell office:value-type="string" calcext:value-type="string">
            <text:p>0p3</text:p>
          </table:table-cell>
          <table:table-cell office:value-type="string" calcext:value-type="string">
            <text:p>0p4</text:p>
          </table:table-cell>
          <table:table-cell office:value-type="string" calcext:value-type="string">
            <text:p>0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558" calcext:value-type="float">
            <text:p>250558</text:p>
          </table:table-cell>
          <table:table-cell office:value-type="float" office:value="250080" calcext:value-type="float">
            <text:p>250080</text:p>
          </table:table-cell>
          <table:table-cell office:value-type="float" office:value="249750" calcext:value-type="float">
            <text:p>249750</text:p>
          </table:table-cell>
          <table:table-cell office:value-type="float" office:value="248131" calcext:value-type="float">
            <text:p>248131</text:p>
          </table:table-cell>
          <table:table-cell office:value-type="float" office:value="245154" calcext:value-type="float">
            <text:p>245154</text:p>
          </table:table-cell>
          <table:table-cell office:value-type="float" office:value="240068" calcext:value-type="float">
            <text:p>240068</text:p>
          </table:table-cell>
          <table:table-cell office:value-type="float" office:value="233268" calcext:value-type="float">
            <text:p>233268</text:p>
          </table:table-cell>
          <table:table-cell office:value-type="float" office:value="227731" calcext:value-type="float">
            <text:p>227731</text:p>
          </table:table-cell>
          <table:table-cell office:value-type="float" office:value="222021" calcext:value-type="float">
            <text:p>222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073" calcext:value-type="float">
            <text:p>227073</text:p>
          </table:table-cell>
          <table:table-cell office:value-type="float" office:value="226368" calcext:value-type="float">
            <text:p>226368</text:p>
          </table:table-cell>
          <table:table-cell office:value-type="float" office:value="224885" calcext:value-type="float">
            <text:p>224885</text:p>
          </table:table-cell>
          <table:table-cell office:value-type="float" office:value="221749" calcext:value-type="float">
            <text:p>221749</text:p>
          </table:table-cell>
          <table:table-cell office:value-type="float" office:value="214800" calcext:value-type="float">
            <text:p>214800</text:p>
          </table:table-cell>
          <table:table-cell office:value-type="float" office:value="201388" calcext:value-type="float">
            <text:p>201388</text:p>
          </table:table-cell>
          <table:table-cell office:value-type="float" office:value="191390" calcext:value-type="float">
            <text:p>191390</text:p>
          </table:table-cell>
          <table:table-cell office:value-type="float" office:value="183807" calcext:value-type="float">
            <text:p>183807</text:p>
          </table:table-cell>
          <table:table-cell office:value-type="float" office:value="176834" calcext:value-type="float">
            <text:p>176834</text:p>
          </table:table-cell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202754" calcext:value-type="float">
            <text:p>202754</text:p>
          </table:table-cell>
          <table:table-cell office:value-type="float" office:value="199857" calcext:value-type="float">
            <text:p>199857</text:p>
          </table:table-cell>
          <table:table-cell office:value-type="float" office:value="196913" calcext:value-type="float">
            <text:p>196913</text:p>
          </table:table-cell>
          <table:table-cell office:value-type="float" office:value="187847" calcext:value-type="float">
            <text:p>187847</text:p>
          </table:table-cell>
          <table:table-cell office:value-type="float" office:value="176671" calcext:value-type="float">
            <text:p>176671</text:p>
          </table:table-cell>
          <table:table-cell office:value-type="float" office:value="160601" calcext:value-type="float">
            <text:p>160601</text:p>
          </table:table-cell>
          <table:table-cell office:value-type="float" office:value="150736" calcext:value-type="float">
            <text:p>150736</text:p>
          </table:table-cell>
          <table:table-cell office:value-type="float" office:value="142388" calcext:value-type="float">
            <text:p>142388</text:p>
          </table:table-cell>
          <table:table-cell office:value-type="float" office:value="134921" calcext:value-type="float">
            <text:p>134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817" calcext:value-type="float">
            <text:p>194817</text:p>
          </table:table-cell>
          <table:table-cell office:value-type="float" office:value="191014" calcext:value-type="float">
            <text:p>191014</text:p>
          </table:table-cell>
          <table:table-cell office:value-type="float" office:value="186641" calcext:value-type="float">
            <text:p>186641</text:p>
          </table:table-cell>
          <table:table-cell office:value-type="float" office:value="175937" calcext:value-type="float">
            <text:p>175937</text:p>
          </table:table-cell>
          <table:table-cell office:value-type="float" office:value="163060" calcext:value-type="float">
            <text:p>163060</text:p>
          </table:table-cell>
          <table:table-cell office:value-type="float" office:value="147971" calcext:value-type="float">
            <text:p>147971</text:p>
          </table:table-cell>
          <table:table-cell office:value-type="float" office:value="137550" calcext:value-type="float">
            <text:p>137550</text:p>
          </table:table-cell>
          <table:table-cell office:value-type="float" office:value="128932" calcext:value-type="float">
            <text:p>128932</text:p>
          </table:table-cell>
          <table:table-cell office:value-type="float" office:value="121382" calcext:value-type="float">
            <text:p>121382</text:p>
          </table:table-cell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83400" calcext:value-type="float">
            <text:p>183400</text:p>
          </table:table-cell>
          <table:table-cell office:value-type="float" office:value="176917" calcext:value-type="float">
            <text:p>176917</text:p>
          </table:table-cell>
          <table:table-cell office:value-type="float" office:value="171026" calcext:value-type="float">
            <text:p>171026</text:p>
          </table:table-cell>
          <table:table-cell office:value-type="float" office:value="158635" calcext:value-type="float">
            <text:p>158635</text:p>
          </table:table-cell>
          <table:table-cell office:value-type="float" office:value="146011" calcext:value-type="float">
            <text:p>146011</text:p>
          </table:table-cell>
          <table:table-cell office:value-type="float" office:value="130649" calcext:value-type="float">
            <text:p>130649</text:p>
          </table:table-cell>
          <table:table-cell office:value-type="float" office:value="120561" calcext:value-type="float">
            <text:p>120561</text:p>
          </table:table-cell>
          <table:table-cell office:value-type="float" office:value="111499" calcext:value-type="float">
            <text:p>111499</text:p>
          </table:table-cell>
          <table:table-cell office:value-type="float" office:value="103857" calcext:value-type="float">
            <text:p>103857</text:p>
          </table:table-cell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64303" calcext:value-type="float">
            <text:p>164303</text:p>
          </table:table-cell>
          <table:table-cell office:value-type="float" office:value="154680" calcext:value-type="float">
            <text:p>154680</text:p>
          </table:table-cell>
          <table:table-cell office:value-type="float" office:value="148072" calcext:value-type="float">
            <text:p>148072</text:p>
          </table:table-cell>
          <table:table-cell office:value-type="float" office:value="134420" calcext:value-type="float">
            <text:p>134420</text:p>
          </table:table-cell>
          <table:table-cell office:value-type="float" office:value="121610" calcext:value-type="float">
            <text:p>121610</text:p>
          </table:table-cell>
          <table:table-cell office:value-type="float" office:value="106696" calcext:value-type="float">
            <text:p>106696</text:p>
          </table:table-cell>
          <table:table-cell office:value-type="float" office:value="95946" calcext:value-type="float">
            <text:p>95946</text:p>
          </table:table-cell>
          <table:table-cell office:value-type="float" office:value="87496" calcext:value-type="float">
            <text:p>87496</text:p>
          </table:table-cell>
          <table:table-cell office:value-type="float" office:value="79776" calcext:value-type="float">
            <text:p>79776</text:p>
          </table:table-cell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44998" calcext:value-type="float">
            <text:p>144998</text:p>
          </table:table-cell>
          <table:table-cell office:value-type="float" office:value="133391" calcext:value-type="float">
            <text:p>133391</text:p>
          </table:table-cell>
          <table:table-cell office:value-type="float" office:value="126601" calcext:value-type="float">
            <text:p>126601</text:p>
          </table:table-cell>
          <table:table-cell office:value-type="float" office:value="113782" calcext:value-type="float">
            <text:p>113782</text:p>
          </table:table-cell>
          <table:table-cell office:value-type="float" office:value="101670" calcext:value-type="float">
            <text:p>101670</text:p>
          </table:table-cell>
          <table:table-cell office:value-type="float" office:value="87436" calcext:value-type="float">
            <text:p>87436</text:p>
          </table:table-cell>
          <table:table-cell office:value-type="float" office:value="76172" calcext:value-type="float">
            <text:p>76172</text:p>
          </table:table-cell>
          <table:table-cell office:value-type="float" office:value="68257" calcext:value-type="float">
            <text:p>68257</text:p>
          </table:table-cell>
          <table:table-cell office:value-type="float" office:value="60867" calcext:value-type="float">
            <text:p>60867</text:p>
          </table:table-cell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26646" calcext:value-type="float">
            <text:p>126646</text:p>
          </table:table-cell>
          <table:table-cell office:value-type="float" office:value="114259" calcext:value-type="float">
            <text:p>114259</text:p>
          </table:table-cell>
          <table:table-cell office:value-type="float" office:value="106992" calcext:value-type="float">
            <text:p>106992</text:p>
          </table:table-cell>
          <table:table-cell office:value-type="float" office:value="95163" calcext:value-type="float">
            <text:p>95163</text:p>
          </table:table-cell>
          <table:table-cell office:value-type="float" office:value="84228" calcext:value-type="float">
            <text:p>84228</text:p>
          </table:table-cell>
          <table:table-cell office:value-type="float" office:value="70709" calcext:value-type="float">
            <text:p>70709</text:p>
          </table:table-cell>
          <table:table-cell office:value-type="float" office:value="60794" calcext:value-type="float">
            <text:p>60794</text:p>
          </table:table-cell>
          <table:table-cell office:value-type="float" office:value="53117" calcext:value-type="float">
            <text:p>53117</text:p>
          </table:table-cell>
          <table:table-cell office:value-type="float" office:value="46586" calcext:value-type="float">
            <text:p>46586</text:p>
          </table:table-cell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109756" calcext:value-type="float">
            <text:p>109756</text:p>
          </table:table-cell>
          <table:table-cell office:value-type="float" office:value="97968" calcext:value-type="float">
            <text:p>97968</text:p>
          </table:table-cell>
          <table:table-cell office:value-type="float" office:value="90413" calcext:value-type="float">
            <text:p>90413</text:p>
          </table:table-cell>
          <table:table-cell office:value-type="float" office:value="79875" calcext:value-type="float">
            <text:p>79875</text:p>
          </table:table-cell>
          <table:table-cell office:value-type="float" office:value="69747" calcext:value-type="float">
            <text:p>69747</text:p>
          </table:table-cell>
          <table:table-cell office:value-type="float" office:value="57370" calcext:value-type="float">
            <text:p>57370</text:p>
          </table:table-cell>
          <table:table-cell office:value-type="float" office:value="48480" calcext:value-type="float">
            <text:p>48480</text:p>
          </table:table-cell>
          <table:table-cell office:value-type="float" office:value="41161" calcext:value-type="float">
            <text:p>41161</text:p>
          </table:table-cell>
          <table:table-cell office:value-type="float" office:value="35121" calcext:value-type="float">
            <text:p>35121</text:p>
          </table:table-cell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93293" calcext:value-type="float">
            <text:p>93293</text:p>
          </table:table-cell>
          <table:table-cell office:value-type="float" office:value="82245" calcext:value-type="float">
            <text:p>82245</text:p>
          </table:table-cell>
          <table:table-cell office:value-type="float" office:value="76542" calcext:value-type="float">
            <text:p>76542</text:p>
          </table:table-cell>
          <table:table-cell office:value-type="float" office:value="66678" calcext:value-type="float">
            <text:p>66678</text:p>
          </table:table-cell>
          <table:table-cell office:value-type="float" office:value="57720" calcext:value-type="float">
            <text:p>57720</text:p>
          </table:table-cell>
          <table:table-cell office:value-type="float" office:value="46311" calcext:value-type="float">
            <text:p>46311</text:p>
          </table:table-cell>
          <table:table-cell office:value-type="float" office:value="38053" calcext:value-type="float">
            <text:p>38053</text:p>
          </table:table-cell>
          <table:table-cell office:value-type="float" office:value="31897" calcext:value-type="float">
            <text:p>31897</text:p>
          </table:table-cell>
          <table:table-cell office:value-type="float" office:value="26599" calcext:value-type="float">
            <text:p>26599</text:p>
          </table:table-cell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79939" calcext:value-type="float">
            <text:p>79939</text:p>
          </table:table-cell>
          <table:table-cell office:value-type="float" office:value="69974" calcext:value-type="float">
            <text:p>69974</text:p>
          </table:table-cell>
          <table:table-cell office:value-type="float" office:value="64522" calcext:value-type="float">
            <text:p>64522</text:p>
          </table:table-cell>
          <table:table-cell office:value-type="float" office:value="56087" calcext:value-type="float">
            <text:p>56087</text:p>
          </table:table-cell>
          <table:table-cell office:value-type="float" office:value="47707" calcext:value-type="float">
            <text:p>47707</text:p>
          </table:table-cell>
          <table:table-cell office:value-type="float" office:value="37614" calcext:value-type="float">
            <text:p>37614</text:p>
          </table:table-cell>
          <table:table-cell office:value-type="float" office:value="30049" calcext:value-type="float">
            <text:p>30049</text:p>
          </table:table-cell>
          <table:table-cell office:value-type="float" office:value="24809" calcext:value-type="float">
            <text:p>24809</text:p>
          </table:table-cell>
          <table:table-cell office:value-type="float" office:value="20158" calcext:value-type="float">
            <text:p>20158</text:p>
          </table:table-cell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67040" calcext:value-type="float">
            <text:p>67040</text:p>
          </table:table-cell>
          <table:table-cell office:value-type="float" office:value="58697" calcext:value-type="float">
            <text:p>58697</text:p>
          </table:table-cell>
          <table:table-cell office:value-type="float" office:value="54209" calcext:value-type="float">
            <text:p>54209</text:p>
          </table:table-cell>
          <table:table-cell office:value-type="float" office:value="46174" calcext:value-type="float">
            <text:p>46174</text:p>
          </table:table-cell>
          <table:table-cell office:value-type="float" office:value="38979" calcext:value-type="float">
            <text:p>38979</text:p>
          </table:table-cell>
          <table:table-cell office:value-type="float" office:value="30129" calcext:value-type="float">
            <text:p>30129</text:p>
          </table:table-cell>
          <table:table-cell office:value-type="float" office:value="23707" calcext:value-type="float">
            <text:p>23707</text:p>
          </table:table-cell>
          <table:table-cell office:value-type="float" office:value="18842" calcext:value-type="float">
            <text:p>18842</text:p>
          </table:table-cell>
          <table:table-cell office:value-type="float" office:value="15253" calcext:value-type="float">
            <text:p>15253</text:p>
          </table:table-cell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56812" calcext:value-type="float">
            <text:p>56812</text:p>
          </table:table-cell>
          <table:table-cell office:value-type="float" office:value="49282" calcext:value-type="float">
            <text:p>49282</text:p>
          </table:table-cell>
          <table:table-cell office:value-type="float" office:value="45117" calcext:value-type="float">
            <text:p>45117</text:p>
          </table:table-cell>
          <table:table-cell office:value-type="float" office:value="38596" calcext:value-type="float">
            <text:p>38596</text:p>
          </table:table-cell>
          <table:table-cell office:value-type="float" office:value="32185" calcext:value-type="float">
            <text:p>32185</text:p>
          </table:table-cell>
          <table:table-cell office:value-type="float" office:value="24044" calcext:value-type="float">
            <text:p>24044</text:p>
          </table:table-cell>
          <table:table-cell office:value-type="float" office:value="18508" calcext:value-type="float">
            <text:p>18508</text:p>
          </table:table-cell>
          <table:table-cell office:value-type="float" office:value="14545" calcext:value-type="float">
            <text:p>14545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48017" calcext:value-type="float">
            <text:p>48017</text:p>
          </table:table-cell>
          <table:table-cell office:value-type="float" office:value="40683" calcext:value-type="float">
            <text:p>40683</text:p>
          </table:table-cell>
          <table:table-cell office:value-type="float" office:value="37491" calcext:value-type="float">
            <text:p>37491</text:p>
          </table:table-cell>
          <table:table-cell office:value-type="float" office:value="32238" calcext:value-type="float">
            <text:p>32238</text:p>
          </table:table-cell>
          <table:table-cell office:value-type="float" office:value="25955" calcext:value-type="float">
            <text:p>25955</text:p>
          </table:table-cell>
          <table:table-cell office:value-type="float" office:value="19274" calcext:value-type="float">
            <text:p>19274</text:p>
          </table:table-cell>
          <table:table-cell office:value-type="float" office:value="14542" calcext:value-type="float">
            <text:p>14542</text:p>
          </table:table-cell>
          <table:table-cell office:value-type="float" office:value="11159" calcext:value-type="float">
            <text:p>11159</text:p>
          </table:table-cell>
          <table:table-cell office:value-type="float" office:value="8417" calcext:value-type="float">
            <text:p>8417</text:p>
          </table:table-cell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40201" calcext:value-type="float">
            <text:p>40201</text:p>
          </table:table-cell>
          <table:table-cell office:value-type="float" office:value="34553" calcext:value-type="float">
            <text:p>34553</text:p>
          </table:table-cell>
          <table:table-cell office:value-type="float" office:value="31468" calcext:value-type="float">
            <text:p>31468</text:p>
          </table:table-cell>
          <table:table-cell office:value-type="float" office:value="26491" calcext:value-type="float">
            <text:p>26491</text:p>
          </table:table-cell>
          <table:table-cell office:value-type="float" office:value="21619" calcext:value-type="float">
            <text:p>21619</text:p>
          </table:table-cell>
          <table:table-cell office:value-type="float" office:value="15605" calcext:value-type="float">
            <text:p>15605</text:p>
          </table:table-cell>
          <table:table-cell office:value-type="float" office:value="11333" calcext:value-type="float">
            <text:p>11333</text:p>
          </table:table-cell>
          <table:table-cell office:value-type="float" office:value="8577" calcext:value-type="float">
            <text:p>857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33601" calcext:value-type="float">
            <text:p>33601</text:p>
          </table:table-cell>
          <table:table-cell office:value-type="float" office:value="28639" calcext:value-type="float">
            <text:p>28639</text:p>
          </table:table-cell>
          <table:table-cell office:value-type="float" office:value="26266" calcext:value-type="float">
            <text:p>26266</text:p>
          </table:table-cell>
          <table:table-cell office:value-type="float" office:value="21801" calcext:value-type="float">
            <text:p>21801</text:p>
          </table:table-cell>
          <table:table-cell office:value-type="float" office:value="17531" calcext:value-type="float">
            <text:p>17531</text:p>
          </table:table-cell>
          <table:table-cell office:value-type="float" office:value="12088" calcext:value-type="float">
            <text:p>12088</text:p>
          </table:table-cell>
          <table:table-cell office:value-type="float" office:value="8724" calcext:value-type="float">
            <text:p>8724</text:p>
          </table:table-cell>
          <table:table-cell office:value-type="float" office:value="6309" calcext:value-type="float">
            <text:p>6309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28177" calcext:value-type="float">
            <text:p>28177</text:p>
          </table:table-cell>
          <table:table-cell office:value-type="float" office:value="24000" calcext:value-type="float">
            <text:p>24000</text:p>
          </table:table-cell>
          <table:table-cell office:value-type="float" office:value="21299" calcext:value-type="float">
            <text:p>21299</text:p>
          </table:table-cell>
          <table:table-cell office:value-type="float" office:value="18107" calcext:value-type="float">
            <text:p>18107</text:p>
          </table:table-cell>
          <table:table-cell office:value-type="float" office:value="14244" calcext:value-type="float">
            <text:p>14244</text:p>
          </table:table-cell>
          <table:table-cell office:value-type="float" office:value="9696" calcext:value-type="float">
            <text:p>9696</text:p>
          </table:table-cell>
          <table:table-cell office:value-type="float" office:value="6947" calcext:value-type="float">
            <text:p>6947</text:p>
          </table:table-cell>
          <table:table-cell office:value-type="float" office:value="4786" calcext:value-type="float">
            <text:p>4786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23536" calcext:value-type="float">
            <text:p>23536</text:p>
          </table:table-cell>
          <table:table-cell office:value-type="float" office:value="19908" calcext:value-type="float">
            <text:p>19908</text:p>
          </table:table-cell>
          <table:table-cell office:value-type="float" office:value="18155" calcext:value-type="float">
            <text:p>18155</text:p>
          </table:table-cell>
          <table:table-cell office:value-type="float" office:value="14680" calcext:value-type="float">
            <text:p>14680</text:p>
          </table:table-cell>
          <table:table-cell office:value-type="float" office:value="11592" calcext:value-type="float">
            <text:p>11592</text:p>
          </table:table-cell>
          <table:table-cell office:value-type="float" office:value="7618" calcext:value-type="float">
            <text:p>7618</text:p>
          </table:table-cell>
          <table:table-cell office:value-type="float" office:value="5402" calcext:value-type="float">
            <text:p>5402</text:p>
          </table:table-cell>
          <table:table-cell office:value-type="float" office:value="3679" calcext:value-type="float">
            <text:p>3679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19877" calcext:value-type="float">
            <text:p>19877</text:p>
          </table:table-cell>
          <table:table-cell office:value-type="float" office:value="16375" calcext:value-type="float">
            <text:p>16375</text:p>
          </table:table-cell>
          <table:table-cell office:value-type="float" office:value="14939" calcext:value-type="float">
            <text:p>14939</text:p>
          </table:table-cell>
          <table:table-cell office:value-type="float" office:value="12151" calcext:value-type="float">
            <text:p>12151</text:p>
          </table:table-cell>
          <table:table-cell office:value-type="float" office:value="9482" calcext:value-type="float">
            <text:p>9482</text:p>
          </table:table-cell>
          <table:table-cell office:value-type="float" office:value="6079" calcext:value-type="float">
            <text:p>6079</text:p>
          </table:table-cell>
          <table:table-cell office:value-type="float" office:value="4171" calcext:value-type="float">
            <text:p>4171</text:p>
          </table:table-cell>
          <table:table-cell office:value-type="float" office:value="2856" calcext:value-type="float">
            <text:p>2856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16019" calcext:value-type="float">
            <text:p>16019</text:p>
          </table:table-cell>
          <table:table-cell office:value-type="float" office:value="13721" calcext:value-type="float">
            <text:p>13721</text:p>
          </table:table-cell>
          <table:table-cell office:value-type="float" office:value="12181" calcext:value-type="float">
            <text:p>12181</text:p>
          </table:table-cell>
          <table:table-cell office:value-type="float" office:value="9821" calcext:value-type="float">
            <text:p>9821</text:p>
          </table:table-cell>
          <table:table-cell office:value-type="float" office:value="7582" calcext:value-type="float">
            <text:p>7582</text:p>
          </table:table-cell>
          <table:table-cell office:value-type="float" office:value="4809" calcext:value-type="float">
            <text:p>4809</text:p>
          </table:table-cell>
          <table:table-cell office:value-type="float" office:value="3193" calcext:value-type="float">
            <text:p>3193</text:p>
          </table:table-cell>
          <table:table-cell office:value-type="float" office:value="1978" calcext:value-type="float">
            <text:p>197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13459" calcext:value-type="float">
            <text:p>13459</text:p>
          </table:table-cell>
          <table:table-cell office:value-type="float" office:value="11283" calcext:value-type="float">
            <text:p>11283</text:p>
          </table:table-cell>
          <table:table-cell office:value-type="float" office:value="10040" calcext:value-type="float">
            <text:p>10040</text:p>
          </table:table-cell>
          <table:table-cell office:value-type="float" office:value="8253" calcext:value-type="float">
            <text:p>8253</text:p>
          </table:table-cell>
          <table:table-cell office:value-type="float" office:value="6244" calcext:value-type="float">
            <text:p>6244</text:p>
          </table:table-cell>
          <table:table-cell office:value-type="float" office:value="3688" calcext:value-type="float">
            <text:p>3688</text:p>
          </table:table-cell>
          <table:table-cell office:value-type="float" office:value="2428" calcext:value-type="float">
            <text:p>2428</text:p>
          </table:table-cell>
          <table:table-cell office:value-type="float" office:value="1569" calcext:value-type="float">
            <text:p>156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11287" calcext:value-type="float">
            <text:p>11287</text:p>
          </table:table-cell>
          <table:table-cell office:value-type="float" office:value="9247" calcext:value-type="float">
            <text:p>9247</text:p>
          </table:table-cell>
          <table:table-cell office:value-type="float" office:value="8516" calcext:value-type="float">
            <text:p>8516</text:p>
          </table:table-cell>
          <table:table-cell office:value-type="float" office:value="6557" calcext:value-type="float">
            <text:p>6557</text:p>
          </table:table-cell>
          <table:table-cell office:value-type="float" office:value="4964" calcext:value-type="float">
            <text:p>4964</text:p>
          </table:table-cell>
          <table:table-cell office:value-type="float" office:value="3044" calcext:value-type="float">
            <text:p>3044</text:p>
          </table:table-cell>
          <table:table-cell office:value-type="float" office:value="1963" calcext:value-type="float">
            <text:p>1963</text:p>
          </table:table-cell>
          <table:table-cell office:value-type="float" office:value="1167" calcext:value-type="float">
            <text:p>116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9333" calcext:value-type="float">
            <text:p>9333</text:p>
          </table:table-cell>
          <table:table-cell office:value-type="float" office:value="7696" calcext:value-type="float">
            <text:p>7696</text:p>
          </table:table-cell>
          <table:table-cell office:value-type="float" office:value="7055" calcext:value-type="float">
            <text:p>7055</text:p>
          </table:table-cell>
          <table:table-cell office:value-type="float" office:value="5417" calcext:value-type="float">
            <text:p>5417</text:p>
          </table:table-cell>
          <table:table-cell office:value-type="float" office:value="3915" calcext:value-type="float">
            <text:p>3915</text:p>
          </table:table-cell>
          <table:table-cell office:value-type="float" office:value="2456" calcext:value-type="float">
            <text:p>2456</text:p>
          </table:table-cell>
          <table:table-cell office:value-type="float" office:value="1467" calcext:value-type="float">
            <text:p>1467</text:p>
          </table:table-cell>
          <table:table-cell office:value-type="float" office:value="930" calcext:value-type="float">
            <text:p>93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7655" calcext:value-type="float">
            <text:p>7655</text:p>
          </table:table-cell>
          <table:table-cell office:value-type="float" office:value="6461" calcext:value-type="float">
            <text:p>6461</text:p>
          </table:table-cell>
          <table:table-cell office:value-type="float" office:value="5797" calcext:value-type="float">
            <text:p>5797</text:p>
          </table:table-cell>
          <table:table-cell office:value-type="float" office:value="4563" calcext:value-type="float">
            <text:p>4563</text:p>
          </table:table-cell>
          <table:table-cell office:value-type="float" office:value="3200" calcext:value-type="float">
            <text:p>3200</text:p>
          </table:table-cell>
          <table:table-cell office:value-type="float" office:value="1871" calcext:value-type="float">
            <text:p>1871</text:p>
          </table:table-cell>
          <table:table-cell office:value-type="float" office:value="1055" calcext:value-type="float">
            <text:p>1055</text:p>
          </table:table-cell>
          <table:table-cell office:value-type="float" office:value="742" calcext:value-type="float">
            <text:p>7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6375" calcext:value-type="float">
            <text:p>6375</text:p>
          </table:table-cell>
          <table:table-cell office:value-type="float" office:value="5273" calcext:value-type="float">
            <text:p>5273</text:p>
          </table:table-cell>
          <table:table-cell office:value-type="float" office:value="4585" calcext:value-type="float">
            <text:p>4585</text:p>
          </table:table-cell>
          <table:table-cell office:value-type="float" office:value="3615" calcext:value-type="float">
            <text:p>3615</text:p>
          </table:table-cell>
          <table:table-cell office:value-type="float" office:value="2631" calcext:value-type="float">
            <text:p>2631</text:p>
          </table:table-cell>
          <table:table-cell office:value-type="float" office:value="1377" calcext:value-type="float">
            <text:p>1377</text:p>
          </table:table-cell>
          <table:table-cell office:value-type="float" office:value="922" calcext:value-type="float">
            <text:p>922</text:p>
          </table:table-cell>
          <table:table-cell office:value-type="float" office:value="489" calcext:value-type="float">
            <text:p>48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5334" calcext:value-type="float">
            <text:p>5334</text:p>
          </table:table-cell>
          <table:table-cell office:value-type="float" office:value="4193" calcext:value-type="float">
            <text:p>4193</text:p>
          </table:table-cell>
          <table:table-cell office:value-type="float" office:value="3920" calcext:value-type="float">
            <text:p>3920</text:p>
          </table:table-cell>
          <table:table-cell office:value-type="float" office:value="2984" calcext:value-type="float">
            <text:p>2984</text:p>
          </table:table-cell>
          <table:table-cell office:value-type="float" office:value="2164" calcext:value-type="float">
            <text:p>2164</text:p>
          </table:table-cell>
          <table:table-cell office:value-type="float" office:value="1204" calcext:value-type="float">
            <text:p>1204</text:p>
          </table:table-cell>
          <table:table-cell office:value-type="float" office:value="657" calcext:value-type="float">
            <text:p>657</text:p>
          </table:table-cell>
          <table:table-cell office:value-type="float" office:value="383" calcext:value-type="float">
            <text:p>383</text:p>
          </table:table-cell>
          <table:table-cell office:value-type="float" office:value="242" calcext:value-type="float">
            <text:p>242</text:p>
          </table:table-cell>
        </table:table-row>
      </table:table>
      <table:table table:name="SiO2_Air_Pore_0p5_H20_0p0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O2_Air_Pore_0p75_H20_0p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558" calcext:value-type="float">
            <text:p>25055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073" calcext:value-type="float">
            <text:p>227073</text:p>
          </table:table-cell>
          <table:table-cell table:formula="of:=[.B4]-[.B5]" office:value-type="float" office:value="23485" calcext:value-type="float">
            <text:p>23485</text:p>
          </table:table-cell>
          <table:table-cell table:number-columns-repeated="2"/>
        </table:table-row>
        <table:table-row table:style-name="ro1">
          <table:table-cell table:formula="of:=[.A5]+25" office:value-type="float" office:value="50" calcext:value-type="float">
            <text:p>50</text:p>
          </table:table-cell>
          <table:table-cell office:value-type="float" office:value="202754" calcext:value-type="float">
            <text:p>202754</text:p>
          </table:table-cell>
          <table:table-cell table:formula="of:=[.B5]-[.B6]" office:value-type="float" office:value="24319" calcext:value-type="float">
            <text:p>243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817" calcext:value-type="float">
            <text:p>194817</text:p>
          </table:table-cell>
          <table:table-cell table:formula="of:=[.B6]-[.B7]" office:value-type="float" office:value="7937" calcext:value-type="float">
            <text:p>7937</text:p>
          </table:table-cell>
          <table:table-cell table:number-columns-repeated="2"/>
        </table:table-row>
        <table:table-row table:style-name="ro1">
          <table:table-cell table:formula="of:=[.A6]+25" office:value-type="float" office:value="75" calcext:value-type="float">
            <text:p>75</text:p>
          </table:table-cell>
          <table:table-cell office:value-type="float" office:value="183400" calcext:value-type="float">
            <text:p>183400</text:p>
          </table:table-cell>
          <table:table-cell table:formula="of:=[.B7]-[.B8]" office:value-type="float" office:value="11417" calcext:value-type="float">
            <text:p>11417</text:p>
          </table:table-cell>
          <table:table-cell table:number-columns-repeated="2"/>
        </table:table-row>
        <table:table-row table:style-name="ro1">
          <table:table-cell table:formula="of:=[.A8]+25" office:value-type="float" office:value="100" calcext:value-type="float">
            <text:p>100</text:p>
          </table:table-cell>
          <table:table-cell office:value-type="float" office:value="164303" calcext:value-type="float">
            <text:p>164303</text:p>
          </table:table-cell>
          <table:table-cell table:formula="of:=[.B8]-[.B9]" office:value-type="float" office:value="19097" calcext:value-type="float">
            <text:p>19097</text:p>
          </table:table-cell>
          <table:table-cell table:number-columns-repeated="2"/>
        </table:table-row>
        <table:table-row table:style-name="ro1">
          <table:table-cell table:formula="of:=[.A9]+25" office:value-type="float" office:value="125" calcext:value-type="float">
            <text:p>125</text:p>
          </table:table-cell>
          <table:table-cell office:value-type="float" office:value="144998" calcext:value-type="float">
            <text:p>144998</text:p>
          </table:table-cell>
          <table:table-cell table:formula="of:=[.B9]-[.B10]" office:value-type="float" office:value="19305" calcext:value-type="float">
            <text:p>19305</text:p>
          </table:table-cell>
          <table:table-cell table:number-columns-repeated="2"/>
        </table:table-row>
        <table:table-row table:style-name="ro1">
          <table:table-cell table:formula="of:=[.A10]+25" office:value-type="float" office:value="150" calcext:value-type="float">
            <text:p>150</text:p>
          </table:table-cell>
          <table:table-cell office:value-type="float" office:value="126646" calcext:value-type="float">
            <text:p>126646</text:p>
          </table:table-cell>
          <table:table-cell table:formula="of:=[.B10]-[.B11]" office:value-type="float" office:value="18352" calcext:value-type="float">
            <text:p>18352</text:p>
          </table:table-cell>
          <table:table-cell table:number-columns-repeated="2"/>
        </table:table-row>
        <table:table-row table:style-name="ro1">
          <table:table-cell table:formula="of:=[.A11]+25" office:value-type="float" office:value="175" calcext:value-type="float">
            <text:p>175</text:p>
          </table:table-cell>
          <table:table-cell office:value-type="float" office:value="109756" calcext:value-type="float">
            <text:p>109756</text:p>
          </table:table-cell>
          <table:table-cell table:formula="of:=[.B11]-[.B12]" office:value-type="float" office:value="16890" calcext:value-type="float">
            <text:p>16890</text:p>
          </table:table-cell>
          <table:table-cell table:number-columns-repeated="2"/>
        </table:table-row>
        <table:table-row table:style-name="ro1">
          <table:table-cell table:formula="of:=[.A12]+25" office:value-type="float" office:value="200" calcext:value-type="float">
            <text:p>200</text:p>
          </table:table-cell>
          <table:table-cell office:value-type="float" office:value="93293" calcext:value-type="float">
            <text:p>93293</text:p>
          </table:table-cell>
          <table:table-cell table:formula="of:=[.B12]-[.B13]" office:value-type="float" office:value="16463" calcext:value-type="float">
            <text:p>16463</text:p>
          </table:table-cell>
          <table:table-cell table:number-columns-repeated="2"/>
        </table:table-row>
        <table:table-row table:style-name="ro1">
          <table:table-cell table:formula="of:=[.A13]+25" office:value-type="float" office:value="225" calcext:value-type="float">
            <text:p>225</text:p>
          </table:table-cell>
          <table:table-cell office:value-type="float" office:value="79939" calcext:value-type="float">
            <text:p>79939</text:p>
          </table:table-cell>
          <table:table-cell table:formula="of:=[.B13]-[.B14]" office:value-type="float" office:value="13354" calcext:value-type="float">
            <text:p>13354</text:p>
          </table:table-cell>
          <table:table-cell table:number-columns-repeated="2"/>
        </table:table-row>
        <table:table-row table:style-name="ro1">
          <table:table-cell table:formula="of:=[.A14]+25" office:value-type="float" office:value="250" calcext:value-type="float">
            <text:p>250</text:p>
          </table:table-cell>
          <table:table-cell office:value-type="float" office:value="67040" calcext:value-type="float">
            <text:p>67040</text:p>
          </table:table-cell>
          <table:table-cell table:formula="of:=[.B14]-[.B15]" office:value-type="float" office:value="12899" calcext:value-type="float">
            <text:p>12899</text:p>
          </table:table-cell>
          <table:table-cell table:number-columns-repeated="2"/>
        </table:table-row>
        <table:table-row table:style-name="ro1">
          <table:table-cell table:formula="of:=[.A15]+25" office:value-type="float" office:value="275" calcext:value-type="float">
            <text:p>275</text:p>
          </table:table-cell>
          <table:table-cell office:value-type="float" office:value="56812" calcext:value-type="float">
            <text:p>56812</text:p>
          </table:table-cell>
          <table:table-cell table:formula="of:=[.B15]-[.B16]" office:value-type="float" office:value="10228" calcext:value-type="float">
            <text:p>10228</text:p>
          </table:table-cell>
          <table:table-cell table:number-columns-repeated="2"/>
        </table:table-row>
        <table:table-row table:style-name="ro1">
          <table:table-cell table:formula="of:=[.A16]+25" office:value-type="float" office:value="300" calcext:value-type="float">
            <text:p>300</text:p>
          </table:table-cell>
          <table:table-cell office:value-type="float" office:value="48017" calcext:value-type="float">
            <text:p>48017</text:p>
          </table:table-cell>
          <table:table-cell table:formula="of:=[.B16]-[.B17]" office:value-type="float" office:value="8795" calcext:value-type="float">
            <text:p>8795</text:p>
          </table:table-cell>
          <table:table-cell table:number-columns-repeated="2"/>
        </table:table-row>
        <table:table-row table:style-name="ro1">
          <table:table-cell table:formula="of:=[.A17]+25" office:value-type="float" office:value="325" calcext:value-type="float">
            <text:p>325</text:p>
          </table:table-cell>
          <table:table-cell office:value-type="float" office:value="40201" calcext:value-type="float">
            <text:p>40201</text:p>
          </table:table-cell>
          <table:table-cell table:formula="of:=[.B17]-[.B18]" office:value-type="float" office:value="7816" calcext:value-type="float">
            <text:p>7816</text:p>
          </table:table-cell>
          <table:table-cell table:number-columns-repeated="2"/>
        </table:table-row>
        <table:table-row table:style-name="ro1">
          <table:table-cell table:formula="of:=[.A18]+25" office:value-type="float" office:value="350" calcext:value-type="float">
            <text:p>350</text:p>
          </table:table-cell>
          <table:table-cell office:value-type="float" office:value="33601" calcext:value-type="float">
            <text:p>33601</text:p>
          </table:table-cell>
          <table:table-cell table:formula="of:=[.B18]-[.B19]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formula="of:=[.A19]+25" office:value-type="float" office:value="375" calcext:value-type="float">
            <text:p>375</text:p>
          </table:table-cell>
          <table:table-cell office:value-type="float" office:value="28177" calcext:value-type="float">
            <text:p>28177</text:p>
          </table:table-cell>
          <table:table-cell table:formula="of:=[.B19]-[.B20]" office:value-type="float" office:value="5424" calcext:value-type="float">
            <text:p>5424</text:p>
          </table:table-cell>
          <table:table-cell table:number-columns-repeated="2"/>
        </table:table-row>
        <table:table-row table:style-name="ro1">
          <table:table-cell table:formula="of:=[.A20]+25" office:value-type="float" office:value="400" calcext:value-type="float">
            <text:p>400</text:p>
          </table:table-cell>
          <table:table-cell office:value-type="float" office:value="23536" calcext:value-type="float">
            <text:p>23536</text:p>
          </table:table-cell>
          <table:table-cell table:formula="of:=[.B20]-[.B21]" office:value-type="float" office:value="4641" calcext:value-type="float">
            <text:p>4641</text:p>
          </table:table-cell>
          <table:table-cell table:number-columns-repeated="2"/>
        </table:table-row>
        <table:table-row table:style-name="ro1">
          <table:table-cell table:formula="of:=[.A21]+25" office:value-type="float" office:value="425" calcext:value-type="float">
            <text:p>425</text:p>
          </table:table-cell>
          <table:table-cell office:value-type="float" office:value="19877" calcext:value-type="float">
            <text:p>19877</text:p>
          </table:table-cell>
          <table:table-cell table:formula="of:=[.B21]-[.B22]"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table:formula="of:=[.A22]+25" office:value-type="float" office:value="450" calcext:value-type="float">
            <text:p>450</text:p>
          </table:table-cell>
          <table:table-cell office:value-type="float" office:value="16019" calcext:value-type="float">
            <text:p>16019</text:p>
          </table:table-cell>
          <table:table-cell table:formula="of:=[.B22]-[.B23]"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table:formula="of:=[.A23]+25" office:value-type="float" office:value="475" calcext:value-type="float">
            <text:p>475</text:p>
          </table:table-cell>
          <table:table-cell office:value-type="float" office:value="13459" calcext:value-type="float">
            <text:p>13459</text:p>
          </table:table-cell>
          <table:table-cell table:formula="of:=[.B23]-[.B24]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table:formula="of:=[.A24]+25" office:value-type="float" office:value="500" calcext:value-type="float">
            <text:p>500</text:p>
          </table:table-cell>
          <table:table-cell office:value-type="float" office:value="11287" calcext:value-type="float">
            <text:p>11287</text:p>
          </table:table-cell>
          <table:table-cell table:formula="of:=[.B24]-[.B25]"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table:formula="of:=[.A25]+25" office:value-type="float" office:value="525" calcext:value-type="float">
            <text:p>525</text:p>
          </table:table-cell>
          <table:table-cell office:value-type="float" office:value="9333" calcext:value-type="float">
            <text:p>9333</text:p>
          </table:table-cell>
          <table:table-cell table:formula="of:=[.B25]-[.B26]"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table:formula="of:=[.A26]+25" office:value-type="float" office:value="550" calcext:value-type="float">
            <text:p>550</text:p>
          </table:table-cell>
          <table:table-cell office:value-type="float" office:value="7655" calcext:value-type="float">
            <text:p>7655</text:p>
          </table:table-cell>
          <table:table-cell table:formula="of:=[.B26]-[.B27]" office:value-type="float" office:value="1678" calcext:value-type="float">
            <text:p>1678</text:p>
          </table:table-cell>
          <table:table-cell table:number-columns-repeated="2"/>
        </table:table-row>
        <table:table-row table:style-name="ro1">
          <table:table-cell table:formula="of:=[.A27]+25" office:value-type="float" office:value="575" calcext:value-type="float">
            <text:p>575</text:p>
          </table:table-cell>
          <table:table-cell office:value-type="float" office:value="6375" calcext:value-type="float">
            <text:p>6375</text:p>
          </table:table-cell>
          <table:table-cell table:formula="of:=[.B27]-[.B28]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table:formula="of:=[.A28]+25" office:value-type="float" office:value="600" calcext:value-type="float">
            <text:p>600</text:p>
          </table:table-cell>
          <table:table-cell office:value-type="float" office:value="5334" calcext:value-type="float">
            <text:p>5334</text:p>
          </table:table-cell>
          <table:table-cell table:formula="of:=[.B28]-[.B29]" office:value-type="float" office:value="1041" calcext:value-type="float">
            <text:p>1041</text:p>
          </table:table-cell>
          <table:table-cell table:number-columns-repeated="2"/>
        </table:table-row>
      </table:table>
      <table:table table:name="SiO2_Air_Pore_0p5_H20_0p01" table:style-name="ta1">
        <table:shapes>
          <draw:frame draw:z-index="0" draw:style-name="gr1" draw:text-style-name="P1" svg:width="135.76mm" svg:height="76.3mm" svg:x="37.08mm" svg:y="140.72mm">
            <draw:object draw:notify-on-update-of-ranges="SiO2_Air_Pore_0p5_H20_0p01.A2:SiO2_Air_Pore_0p5_H20_0p01.A27 SiO2_Air_Pore_0p5_H20_0p01.B2:SiO2_Air_Pore_0p5_H20_0p0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80" calcext:value-type="float">
            <text:p>25008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368" calcext:value-type="float">
            <text:p>226368</text:p>
          </table:table-cell>
          <table:table-cell table:formula="of:=[.B2]-[.B3]" office:value-type="float" office:value="23712" calcext:value-type="float">
            <text:p>23712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99857" calcext:value-type="float">
            <text:p>199857</text:p>
          </table:table-cell>
          <table:table-cell table:formula="of:=[.B3]-[.B4]" office:value-type="float" office:value="26511" calcext:value-type="float">
            <text:p>265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1014" calcext:value-type="float">
            <text:p>191014</text:p>
          </table:table-cell>
          <table:table-cell table:formula="of:=[.B4]-[.B5]"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76917" calcext:value-type="float">
            <text:p>176917</text:p>
          </table:table-cell>
          <table:table-cell table:formula="of:=[.B5]-[.B6]" office:value-type="float" office:value="14097" calcext:value-type="float">
            <text:p>14097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54680" calcext:value-type="float">
            <text:p>154680</text:p>
          </table:table-cell>
          <table:table-cell table:formula="of:=[.B6]-[.B7]" office:value-type="float" office:value="22237" calcext:value-type="float">
            <text:p>22237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33391" calcext:value-type="float">
            <text:p>133391</text:p>
          </table:table-cell>
          <table:table-cell table:formula="of:=[.B7]-[.B8]" office:value-type="float" office:value="21289" calcext:value-type="float">
            <text:p>21289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14259" calcext:value-type="float">
            <text:p>114259</text:p>
          </table:table-cell>
          <table:table-cell table:formula="of:=[.B8]-[.B9]" office:value-type="float" office:value="19132" calcext:value-type="float">
            <text:p>19132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97968" calcext:value-type="float">
            <text:p>97968</text:p>
          </table:table-cell>
          <table:table-cell table:formula="of:=[.B9]-[.B10]" office:value-type="float" office:value="16291" calcext:value-type="float">
            <text:p>16291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82245" calcext:value-type="float">
            <text:p>82245</text:p>
          </table:table-cell>
          <table:table-cell table:formula="of:=[.B10]-[.B11]" office:value-type="float" office:value="15723" calcext:value-type="float">
            <text:p>15723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69974" calcext:value-type="float">
            <text:p>69974</text:p>
          </table:table-cell>
          <table:table-cell table:formula="of:=[.B11]-[.B12]" office:value-type="float" office:value="12271" calcext:value-type="float">
            <text:p>1227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58697" calcext:value-type="float">
            <text:p>58697</text:p>
          </table:table-cell>
          <table:table-cell table:formula="of:=[.B12]-[.B13]" office:value-type="float" office:value="11277" calcext:value-type="float">
            <text:p>11277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49282" calcext:value-type="float">
            <text:p>49282</text:p>
          </table:table-cell>
          <table:table-cell table:formula="of:=[.B13]-[.B14]"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40683" calcext:value-type="float">
            <text:p>40683</text:p>
          </table:table-cell>
          <table:table-cell table:formula="of:=[.B14]-[.B15]"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34553" calcext:value-type="float">
            <text:p>34553</text:p>
          </table:table-cell>
          <table:table-cell table:formula="of:=[.B15]-[.B16]"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28639" calcext:value-type="float">
            <text:p>28639</text:p>
          </table:table-cell>
          <table:table-cell table:formula="of:=[.B16]-[.B17]"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24000" calcext:value-type="float">
            <text:p>24000</text:p>
          </table:table-cell>
          <table:table-cell table:formula="of:=[.B17]-[.B18]"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9908" calcext:value-type="float">
            <text:p>19908</text:p>
          </table:table-cell>
          <table:table-cell table:formula="of:=[.B18]-[.B19]"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6375" calcext:value-type="float">
            <text:p>16375</text:p>
          </table:table-cell>
          <table:table-cell table:formula="of:=[.B19]-[.B20]"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3721" calcext:value-type="float">
            <text:p>13721</text:p>
          </table:table-cell>
          <table:table-cell table:formula="of:=[.B20]-[.B21]"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1283" calcext:value-type="float">
            <text:p>11283</text:p>
          </table:table-cell>
          <table:table-cell table:formula="of:=[.B21]-[.B22]"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9247" calcext:value-type="float">
            <text:p>9247</text:p>
          </table:table-cell>
          <table:table-cell table:formula="of:=[.B22]-[.B23]"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7696" calcext:value-type="float">
            <text:p>7696</text:p>
          </table:table-cell>
          <table:table-cell table:formula="of:=[.B23]-[.B24]"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6461" calcext:value-type="float">
            <text:p>6461</text:p>
          </table:table-cell>
          <table:table-cell table:formula="of:=[.B24]-[.B25]"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5273" calcext:value-type="float">
            <text:p>5273</text:p>
          </table:table-cell>
          <table:table-cell table:formula="of:=[.B25]-[.B26]"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4193" calcext:value-type="float">
            <text:p>4193</text:p>
          </table:table-cell>
          <table:table-cell table:formula="of:=[.B26]-[.B27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02" table:style-name="ta1">
        <table:shapes>
          <draw:frame draw:z-index="0" draw:style-name="gr1" draw:text-style-name="P1" svg:width="159.99mm" svg:height="89.99mm" svg:x="6.71mm" svg:y="132.48mm">
            <draw:object draw:notify-on-update-of-ranges="SiO2_Air_Pore_0p6_H20_0p02.A2:SiO2_Air_Pore_0p6_H20_0p02.A27 SiO2_Air_Pore_0p6_H20_0p02.B2:SiO2_Air_Pore_0p6_H20_0p02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750" calcext:value-type="float">
            <text:p>2497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4885" calcext:value-type="float">
            <text:p>224885</text:p>
          </table:table-cell>
          <table:table-cell table:formula="of:=[.B2]-[.B3]" office:value-type="float" office:value="24865" calcext:value-type="float">
            <text:p>24865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96913" calcext:value-type="float">
            <text:p>196913</text:p>
          </table:table-cell>
          <table:table-cell table:formula="of:=[.B3]-[.B4]" office:value-type="float" office:value="27972" calcext:value-type="float">
            <text:p>2797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6641" calcext:value-type="float">
            <text:p>186641</text:p>
          </table:table-cell>
          <table:table-cell table:formula="of:=[.B4]-[.B5]"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71026" calcext:value-type="float">
            <text:p>171026</text:p>
          </table:table-cell>
          <table:table-cell table:formula="of:=[.B5]-[.B6]" office:value-type="float" office:value="15615" calcext:value-type="float">
            <text:p>15615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48072" calcext:value-type="float">
            <text:p>148072</text:p>
          </table:table-cell>
          <table:table-cell table:formula="of:=[.B6]-[.B7]" office:value-type="float" office:value="22954" calcext:value-type="float">
            <text:p>22954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26601" calcext:value-type="float">
            <text:p>126601</text:p>
          </table:table-cell>
          <table:table-cell table:formula="of:=[.B7]-[.B8]" office:value-type="float" office:value="21471" calcext:value-type="float">
            <text:p>21471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106992" calcext:value-type="float">
            <text:p>106992</text:p>
          </table:table-cell>
          <table:table-cell table:formula="of:=[.B8]-[.B9]" office:value-type="float" office:value="19609" calcext:value-type="float">
            <text:p>19609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90413" calcext:value-type="float">
            <text:p>90413</text:p>
          </table:table-cell>
          <table:table-cell table:formula="of:=[.B9]-[.B10]" office:value-type="float" office:value="16579" calcext:value-type="float">
            <text:p>16579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76542" calcext:value-type="float">
            <text:p>76542</text:p>
          </table:table-cell>
          <table:table-cell table:formula="of:=[.B10]-[.B11]" office:value-type="float" office:value="13871" calcext:value-type="float">
            <text:p>1387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64522" calcext:value-type="float">
            <text:p>64522</text:p>
          </table:table-cell>
          <table:table-cell table:formula="of:=[.B11]-[.B12]" office:value-type="float" office:value="12020" calcext:value-type="float">
            <text:p>12020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54209" calcext:value-type="float">
            <text:p>54209</text:p>
          </table:table-cell>
          <table:table-cell table:formula="of:=[.B12]-[.B13]"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45117" calcext:value-type="float">
            <text:p>45117</text:p>
          </table:table-cell>
          <table:table-cell table:formula="of:=[.B13]-[.B14]"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37491" calcext:value-type="float">
            <text:p>37491</text:p>
          </table:table-cell>
          <table:table-cell table:formula="of:=[.B14]-[.B15]"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31468" calcext:value-type="float">
            <text:p>31468</text:p>
          </table:table-cell>
          <table:table-cell table:formula="of:=[.B15]-[.B16]"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26266" calcext:value-type="float">
            <text:p>26266</text:p>
          </table:table-cell>
          <table:table-cell table:formula="of:=[.B16]-[.B17]"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21299" calcext:value-type="float">
            <text:p>21299</text:p>
          </table:table-cell>
          <table:table-cell table:formula="of:=[.B17]-[.B18]"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8155" calcext:value-type="float">
            <text:p>18155</text:p>
          </table:table-cell>
          <table:table-cell table:formula="of:=[.B18]-[.B19]"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4939" calcext:value-type="float">
            <text:p>14939</text:p>
          </table:table-cell>
          <table:table-cell table:formula="of:=[.B19]-[.B20]"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2181" calcext:value-type="float">
            <text:p>12181</text:p>
          </table:table-cell>
          <table:table-cell table:formula="of:=[.B20]-[.B21]"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0040" calcext:value-type="float">
            <text:p>10040</text:p>
          </table:table-cell>
          <table:table-cell table:formula="of:=[.B21]-[.B22]"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8516" calcext:value-type="float">
            <text:p>8516</text:p>
          </table:table-cell>
          <table:table-cell table:formula="of:=[.B22]-[.B23]"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7055" calcext:value-type="float">
            <text:p>7055</text:p>
          </table:table-cell>
          <table:table-cell table:formula="of:=[.B23]-[.B24]"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5797" calcext:value-type="float">
            <text:p>5797</text:p>
          </table:table-cell>
          <table:table-cell table:formula="of:=[.B24]-[.B25]"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4585" calcext:value-type="float">
            <text:p>4585</text:p>
          </table:table-cell>
          <table:table-cell table:formula="of:=[.B25]-[.B26]"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920" calcext:value-type="float">
            <text:p>3920</text:p>
          </table:table-cell>
          <table:table-cell table:formula="of:=[.B26]-[.B27]"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05" table:style-name="ta1">
        <table:shapes>
          <draw:frame draw:z-index="0" draw:style-name="gr1" draw:text-style-name="P1" svg:width="160.2mm" svg:height="90.05mm" svg:x="9.62mm" svg:y="129.62mm">
            <draw:object draw:notify-on-update-of-ranges="SiO2_Air_Pore_0p6_H20_0p05.A2:SiO2_Air_Pore_0p6_H20_0p05.A27 SiO2_Air_Pore_0p6_H20_0p05.B2:SiO2_Air_Pore_0p6_H20_0p05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131" calcext:value-type="float">
            <text:p>2481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1749" calcext:value-type="float">
            <text:p>221749</text:p>
          </table:table-cell>
          <table:table-cell table:formula="of:=[.B2]-[.B3]" office:value-type="float" office:value="26382" calcext:value-type="float">
            <text:p>26382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87847" calcext:value-type="float">
            <text:p>187847</text:p>
          </table:table-cell>
          <table:table-cell table:formula="of:=[.B3]-[.B4]" office:value-type="float" office:value="33902" calcext:value-type="float">
            <text:p>3390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5937" calcext:value-type="float">
            <text:p>175937</text:p>
          </table:table-cell>
          <table:table-cell table:formula="of:=[.B4]-[.B5]" office:value-type="float" office:value="11910" calcext:value-type="float">
            <text:p>11910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58635" calcext:value-type="float">
            <text:p>158635</text:p>
          </table:table-cell>
          <table:table-cell table:formula="of:=[.B5]-[.B6]" office:value-type="float" office:value="17302" calcext:value-type="float">
            <text:p>17302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34420" calcext:value-type="float">
            <text:p>134420</text:p>
          </table:table-cell>
          <table:table-cell table:formula="of:=[.B6]-[.B7]" office:value-type="float" office:value="24215" calcext:value-type="float">
            <text:p>24215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13782" calcext:value-type="float">
            <text:p>113782</text:p>
          </table:table-cell>
          <table:table-cell table:formula="of:=[.B7]-[.B8]" office:value-type="float" office:value="20638" calcext:value-type="float">
            <text:p>20638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95163" calcext:value-type="float">
            <text:p>95163</text:p>
          </table:table-cell>
          <table:table-cell table:formula="of:=[.B8]-[.B9]" office:value-type="float" office:value="18619" calcext:value-type="float">
            <text:p>18619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79875" calcext:value-type="float">
            <text:p>79875</text:p>
          </table:table-cell>
          <table:table-cell table:formula="of:=[.B9]-[.B10]" office:value-type="float" office:value="15288" calcext:value-type="float">
            <text:p>15288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66678" calcext:value-type="float">
            <text:p>66678</text:p>
          </table:table-cell>
          <table:table-cell table:formula="of:=[.B10]-[.B11]" office:value-type="float" office:value="13197" calcext:value-type="float">
            <text:p>13197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56087" calcext:value-type="float">
            <text:p>56087</text:p>
          </table:table-cell>
          <table:table-cell table:formula="of:=[.B11]-[.B12]"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46174" calcext:value-type="float">
            <text:p>46174</text:p>
          </table:table-cell>
          <table:table-cell table:formula="of:=[.B12]-[.B13]"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38596" calcext:value-type="float">
            <text:p>38596</text:p>
          </table:table-cell>
          <table:table-cell table:formula="of:=[.B13]-[.B14]"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32238" calcext:value-type="float">
            <text:p>32238</text:p>
          </table:table-cell>
          <table:table-cell table:formula="of:=[.B14]-[.B15]"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26491" calcext:value-type="float">
            <text:p>26491</text:p>
          </table:table-cell>
          <table:table-cell table:formula="of:=[.B15]-[.B16]"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21801" calcext:value-type="float">
            <text:p>21801</text:p>
          </table:table-cell>
          <table:table-cell table:formula="of:=[.B16]-[.B17]"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8107" calcext:value-type="float">
            <text:p>18107</text:p>
          </table:table-cell>
          <table:table-cell table:formula="of:=[.B17]-[.B18]"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4680" calcext:value-type="float">
            <text:p>14680</text:p>
          </table:table-cell>
          <table:table-cell table:formula="of:=[.B18]-[.B19]"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2151" calcext:value-type="float">
            <text:p>12151</text:p>
          </table:table-cell>
          <table:table-cell table:formula="of:=[.B19]-[.B20]"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9821" calcext:value-type="float">
            <text:p>9821</text:p>
          </table:table-cell>
          <table:table-cell table:formula="of:=[.B20]-[.B21]"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8253" calcext:value-type="float">
            <text:p>8253</text:p>
          </table:table-cell>
          <table:table-cell table:formula="of:=[.B21]-[.B22]"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6557" calcext:value-type="float">
            <text:p>6557</text:p>
          </table:table-cell>
          <table:table-cell table:formula="of:=[.B22]-[.B23]"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5417" calcext:value-type="float">
            <text:p>5417</text:p>
          </table:table-cell>
          <table:table-cell table:formula="of:=[.B23]-[.B24]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4563" calcext:value-type="float">
            <text:p>4563</text:p>
          </table:table-cell>
          <table:table-cell table:formula="of:=[.B24]-[.B25]"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3615" calcext:value-type="float">
            <text:p>3615</text:p>
          </table:table-cell>
          <table:table-cell table:formula="of:=[.B25]-[.B26]"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984" calcext:value-type="float">
            <text:p>2984</text:p>
          </table:table-cell>
          <table:table-cell table:formula="of:=[.B26]-[.B27]"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1" table:style-name="ta1">
        <table:shapes>
          <draw:frame draw:z-index="0" draw:style-name="gr1" draw:text-style-name="P1" svg:width="160.2mm" svg:height="90.05mm" svg:x="14.56mm" svg:y="132.54mm">
            <draw:object draw:notify-on-update-of-ranges="SiO2_Air_Pore_0p6_H20_0p1.A2:SiO2_Air_Pore_0p6_H20_0p1.A27 SiO2_Air_Pore_0p6_H20_0p1.B2:SiO2_Air_Pore_0p6_H20_0p1.B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2mm" svg:height="90.05mm" svg:x="90.95mm" svg:y="247.03mm">
            <draw:object draw:notify-on-update-of-ranges="SiO2_Air_Pore_0p6_H20_0p1.A10:SiO2_Air_Pore_0p6_H20_0p1.A15 SiO2_Air_Pore_0p6_H20_0p1.B10:SiO2_Air_Pore_0p6_H20_0p1.B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154" calcext:value-type="float">
            <text:p>24515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4800" calcext:value-type="float">
            <text:p>214800</text:p>
          </table:table-cell>
          <table:table-cell table:formula="of:=[.B2]-[.B3]" office:value-type="float" office:value="30354" calcext:value-type="float">
            <text:p>30354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76671" calcext:value-type="float">
            <text:p>176671</text:p>
          </table:table-cell>
          <table:table-cell table:formula="of:=[.B3]-[.B4]" office:value-type="float" office:value="38129" calcext:value-type="float">
            <text:p>38129</text:p>
          </table:table-cell>
          <table:table-cell table:formula="of:=[.C3]-[.C4]" office:value-type="float" office:value="-7775" calcext:value-type="float">
            <text:p>-77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3060" calcext:value-type="float">
            <text:p>163060</text:p>
          </table:table-cell>
          <table:table-cell table:formula="of:=[.B4]-[.B5]" office:value-type="float" office:value="13611" calcext:value-type="float">
            <text:p>13611</text:p>
          </table:table-cell>
          <table:table-cell table:formula="of:=[.C4]-[.C5]" office:value-type="float" office:value="24518" calcext:value-type="float">
            <text:p>24518</text:p>
          </table:table-cell>
          <table:table-cell table:number-columns-repeated="3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46011" calcext:value-type="float">
            <text:p>146011</text:p>
          </table:table-cell>
          <table:table-cell table:formula="of:=[.B5]-[.B6]" office:value-type="float" office:value="17049" calcext:value-type="float">
            <text:p>17049</text:p>
          </table:table-cell>
          <table:table-cell table:formula="of:=[.C5]-[.C6]" office:value-type="float" office:value="-3438" calcext:value-type="float">
            <text:p>-3438</text:p>
          </table:table-cell>
          <table:table-cell table:number-columns-repeated="3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21610" calcext:value-type="float">
            <text:p>121610</text:p>
          </table:table-cell>
          <table:table-cell table:formula="of:=[.B6]-[.B7]" office:value-type="float" office:value="24401" calcext:value-type="float">
            <text:p>24401</text:p>
          </table:table-cell>
          <table:table-cell table:formula="of:=[.C6]-[.C7]" office:value-type="float" office:value="-7352" calcext:value-type="float">
            <text:p>-7352</text:p>
          </table:table-cell>
          <table:table-cell table:number-columns-repeated="3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01670" calcext:value-type="float">
            <text:p>101670</text:p>
          </table:table-cell>
          <table:table-cell table:formula="of:=[.B7]-[.B8]" office:value-type="float" office:value="19940" calcext:value-type="float">
            <text:p>19940</text:p>
          </table:table-cell>
          <table:table-cell table:formula="of:=[.C7]-[.C8]" office:value-type="float" office:value="4461" calcext:value-type="float">
            <text:p>4461</text:p>
          </table:table-cell>
          <table:table-cell table:number-columns-repeated="3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84228" calcext:value-type="float">
            <text:p>84228</text:p>
          </table:table-cell>
          <table:table-cell table:formula="of:=[.B8]-[.B9]" office:value-type="float" office:value="17442" calcext:value-type="float">
            <text:p>17442</text:p>
          </table:table-cell>
          <table:table-cell table:formula="of:=[.C8]-[.C9]"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69747" calcext:value-type="float">
            <text:p>69747</text:p>
          </table:table-cell>
          <table:table-cell table:formula="of:=[.B9]-[.B10]" office:value-type="float" office:value="14481" calcext:value-type="float">
            <text:p>14481</text:p>
          </table:table-cell>
          <table:table-cell table:formula="of:=[.C9]-[.C10]" office:value-type="float" office:value="2961" calcext:value-type="float">
            <text:p>2961</text:p>
          </table:table-cell>
          <table:table-cell table:number-columns-repeated="3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57720" calcext:value-type="float">
            <text:p>57720</text:p>
          </table:table-cell>
          <table:table-cell table:formula="of:=[.B10]-[.B11]" office:value-type="float" office:value="12027" calcext:value-type="float">
            <text:p>12027</text:p>
          </table:table-cell>
          <table:table-cell table:formula="of:=[.C10]-[.C11]"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47707" calcext:value-type="float">
            <text:p>47707</text:p>
          </table:table-cell>
          <table:table-cell table:formula="of:=[.B11]-[.B12]" office:value-type="float" office:value="10013" calcext:value-type="float">
            <text:p>10013</text:p>
          </table:table-cell>
          <table:table-cell table:formula="of:=[.C11]-[.C12]"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8979" calcext:value-type="float">
            <text:p>38979</text:p>
          </table:table-cell>
          <table:table-cell table:formula="of:=[.B12]-[.B13]" office:value-type="float" office:value="8728" calcext:value-type="float">
            <text:p>8728</text:p>
          </table:table-cell>
          <table:table-cell table:formula="of:=[.C12]-[.C13]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32185" calcext:value-type="float">
            <text:p>32185</text:p>
          </table:table-cell>
          <table:table-cell table:formula="of:=[.B13]-[.B14]" office:value-type="float" office:value="6794" calcext:value-type="float">
            <text:p>6794</text:p>
          </table:table-cell>
          <table:table-cell table:formula="of:=[.C13]-[.C14]"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25955" calcext:value-type="float">
            <text:p>25955</text:p>
          </table:table-cell>
          <table:table-cell table:formula="of:=[.B14]-[.B15]" office:value-type="float" office:value="6230" calcext:value-type="float">
            <text:p>6230</text:p>
          </table:table-cell>
          <table:table-cell table:formula="of:=[.C14]-[.C15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21619" calcext:value-type="float">
            <text:p>21619</text:p>
          </table:table-cell>
          <table:table-cell table:formula="of:=[.B15]-[.B16]" office:value-type="float" office:value="4336" calcext:value-type="float">
            <text:p>4336</text:p>
          </table:table-cell>
          <table:table-cell table:formula="of:=[.C15]-[.C16]"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7531" calcext:value-type="float">
            <text:p>17531</text:p>
          </table:table-cell>
          <table:table-cell table:formula="of:=[.B16]-[.B17]" office:value-type="float" office:value="4088" calcext:value-type="float">
            <text:p>4088</text:p>
          </table:table-cell>
          <table:table-cell table:formula="of:=[.C16]-[.C17]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4244" calcext:value-type="float">
            <text:p>14244</text:p>
          </table:table-cell>
          <table:table-cell table:formula="of:=[.B17]-[.B18]" office:value-type="float" office:value="3287" calcext:value-type="float">
            <text:p>3287</text:p>
          </table:table-cell>
          <table:table-cell table:formula="of:=[.C17]-[.C18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1592" calcext:value-type="float">
            <text:p>11592</text:p>
          </table:table-cell>
          <table:table-cell table:formula="of:=[.B18]-[.B19]" office:value-type="float" office:value="2652" calcext:value-type="float">
            <text:p>2652</text:p>
          </table:table-cell>
          <table:table-cell table:formula="of:=[.C18]-[.C19]"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9482" calcext:value-type="float">
            <text:p>9482</text:p>
          </table:table-cell>
          <table:table-cell table:formula="of:=[.B19]-[.B20]" office:value-type="float" office:value="2110" calcext:value-type="float">
            <text:p>2110</text:p>
          </table:table-cell>
          <table:table-cell table:formula="of:=[.C19]-[.C20]"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7582" calcext:value-type="float">
            <text:p>7582</text:p>
          </table:table-cell>
          <table:table-cell table:formula="of:=[.B20]-[.B21]" office:value-type="float" office:value="1900" calcext:value-type="float">
            <text:p>1900</text:p>
          </table:table-cell>
          <table:table-cell table:formula="of:=[.C20]-[.C21]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6244" calcext:value-type="float">
            <text:p>6244</text:p>
          </table:table-cell>
          <table:table-cell table:formula="of:=[.B21]-[.B22]" office:value-type="float" office:value="1338" calcext:value-type="float">
            <text:p>1338</text:p>
          </table:table-cell>
          <table:table-cell table:formula="of:=[.C21]-[.C22]"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4964" calcext:value-type="float">
            <text:p>4964</text:p>
          </table:table-cell>
          <table:table-cell table:formula="of:=[.B22]-[.B23]" office:value-type="float" office:value="1280" calcext:value-type="float">
            <text:p>1280</text:p>
          </table:table-cell>
          <table:table-cell table:formula="of:=[.C22]-[.C2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3915" calcext:value-type="float">
            <text:p>3915</text:p>
          </table:table-cell>
          <table:table-cell table:formula="of:=[.B23]-[.B24]" office:value-type="float" office:value="1049" calcext:value-type="float">
            <text:p>1049</text:p>
          </table:table-cell>
          <table:table-cell table:formula="of:=[.C23]-[.C24]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3200" calcext:value-type="float">
            <text:p>3200</text:p>
          </table:table-cell>
          <table:table-cell table:formula="of:=[.B24]-[.B25]" office:value-type="float" office:value="715" calcext:value-type="float">
            <text:p>715</text:p>
          </table:table-cell>
          <table:table-cell table:formula="of:=[.C24]-[.C25]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2631" calcext:value-type="float">
            <text:p>2631</text:p>
          </table:table-cell>
          <table:table-cell table:formula="of:=[.B25]-[.B26]" office:value-type="float" office:value="569" calcext:value-type="float">
            <text:p>569</text:p>
          </table:table-cell>
          <table:table-cell table:formula="of:=[.C25]-[.C26]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164" calcext:value-type="float">
            <text:p>2164</text:p>
          </table:table-cell>
          <table:table-cell table:formula="of:=[.B26]-[.B27]" office:value-type="float" office:value="467" calcext:value-type="float">
            <text:p>467</text:p>
          </table:table-cell>
          <table:table-cell table:formula="of:=[.C26]-[.C27]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2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68" calcext:value-type="float">
            <text:p>2400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388" calcext:value-type="float">
            <text:p>201388</text:p>
          </table:table-cell>
          <table:table-cell table:formula="of:=[.B2]-[.B3]" office:value-type="float" office:value="38680" calcext:value-type="float">
            <text:p>38680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60601" calcext:value-type="float">
            <text:p>160601</text:p>
          </table:table-cell>
          <table:table-cell table:formula="of:=[.B3]-[.B4]" office:value-type="float" office:value="40787" calcext:value-type="float">
            <text:p>40787</text:p>
          </table:table-cell>
          <table:table-cell table:formula="of:=[.C3]-[.C4]" office:value-type="float" office:value="-2107" calcext:value-type="float">
            <text:p>-210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971" calcext:value-type="float">
            <text:p>147971</text:p>
          </table:table-cell>
          <table:table-cell table:formula="of:=[.B4]-[.B5]" office:value-type="float" office:value="12630" calcext:value-type="float">
            <text:p>12630</text:p>
          </table:table-cell>
          <table:table-cell table:formula="of:=[.C4]-[.C5]" office:value-type="float" office:value="28157" calcext:value-type="float">
            <text:p>28157</text:p>
          </table:table-cell>
          <table:table-cell table:number-columns-repeated="3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30649" calcext:value-type="float">
            <text:p>130649</text:p>
          </table:table-cell>
          <table:table-cell table:formula="of:=[.B5]-[.B6]" office:value-type="float" office:value="17322" calcext:value-type="float">
            <text:p>17322</text:p>
          </table:table-cell>
          <table:table-cell table:formula="of:=[.C5]-[.C6]" office:value-type="float" office:value="-4692" calcext:value-type="float">
            <text:p>-4692</text:p>
          </table:table-cell>
          <table:table-cell table:number-columns-repeated="3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06696" calcext:value-type="float">
            <text:p>106696</text:p>
          </table:table-cell>
          <table:table-cell table:formula="of:=[.B6]-[.B7]" office:value-type="float" office:value="23953" calcext:value-type="float">
            <text:p>23953</text:p>
          </table:table-cell>
          <table:table-cell table:formula="of:=[.C6]-[.C7]" office:value-type="float" office:value="-6631" calcext:value-type="float">
            <text:p>-6631</text:p>
          </table:table-cell>
          <table:table-cell table:number-columns-repeated="3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87436" calcext:value-type="float">
            <text:p>87436</text:p>
          </table:table-cell>
          <table:table-cell table:formula="of:=[.B7]-[.B8]" office:value-type="float" office:value="19260" calcext:value-type="float">
            <text:p>19260</text:p>
          </table:table-cell>
          <table:table-cell table:formula="of:=[.C7]-[.C8]" office:value-type="float" office:value="4693" calcext:value-type="float">
            <text:p>4693</text:p>
          </table:table-cell>
          <table:table-cell table:number-columns-repeated="3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70709" calcext:value-type="float">
            <text:p>70709</text:p>
          </table:table-cell>
          <table:table-cell table:formula="of:=[.B8]-[.B9]" office:value-type="float" office:value="16727" calcext:value-type="float">
            <text:p>16727</text:p>
          </table:table-cell>
          <table:table-cell table:formula="of:=[.C8]-[.C9]"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57370" calcext:value-type="float">
            <text:p>57370</text:p>
          </table:table-cell>
          <table:table-cell table:formula="of:=[.B9]-[.B10]" office:value-type="float" office:value="13339" calcext:value-type="float">
            <text:p>13339</text:p>
          </table:table-cell>
          <table:table-cell table:formula="of:=[.C9]-[.C10]"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6311" calcext:value-type="float">
            <text:p>46311</text:p>
          </table:table-cell>
          <table:table-cell table:formula="of:=[.B10]-[.B11]" office:value-type="float" office:value="11059" calcext:value-type="float">
            <text:p>11059</text:p>
          </table:table-cell>
          <table:table-cell table:formula="of:=[.C10]-[.C11]"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7614" calcext:value-type="float">
            <text:p>37614</text:p>
          </table:table-cell>
          <table:table-cell table:formula="of:=[.B11]-[.B12]" office:value-type="float" office:value="8697" calcext:value-type="float">
            <text:p>8697</text:p>
          </table:table-cell>
          <table:table-cell table:formula="of:=[.C11]-[.C12]"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0129" calcext:value-type="float">
            <text:p>30129</text:p>
          </table:table-cell>
          <table:table-cell table:formula="of:=[.B12]-[.B13]" office:value-type="float" office:value="7485" calcext:value-type="float">
            <text:p>7485</text:p>
          </table:table-cell>
          <table:table-cell table:formula="of:=[.C12]-[.C13]"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4044" calcext:value-type="float">
            <text:p>24044</text:p>
          </table:table-cell>
          <table:table-cell table:formula="of:=[.B13]-[.B14]" office:value-type="float" office:value="6085" calcext:value-type="float">
            <text:p>6085</text:p>
          </table:table-cell>
          <table:table-cell table:formula="of:=[.C13]-[.C14]"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9274" calcext:value-type="float">
            <text:p>19274</text:p>
          </table:table-cell>
          <table:table-cell table:formula="of:=[.B14]-[.B15]" office:value-type="float" office:value="4770" calcext:value-type="float">
            <text:p>4770</text:p>
          </table:table-cell>
          <table:table-cell table:formula="of:=[.C14]-[.C15]" office:value-type="float" office:value="1315" calcext:value-type="float">
            <text:p>1315</text:p>
          </table:table-cell>
          <table:table-cell table:number-columns-repeated="3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5605" calcext:value-type="float">
            <text:p>15605</text:p>
          </table:table-cell>
          <table:table-cell table:formula="of:=[.B15]-[.B16]" office:value-type="float" office:value="3669" calcext:value-type="float">
            <text:p>3669</text:p>
          </table:table-cell>
          <table:table-cell table:formula="of:=[.C15]-[.C16]"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2088" calcext:value-type="float">
            <text:p>12088</text:p>
          </table:table-cell>
          <table:table-cell table:formula="of:=[.B16]-[.B17]" office:value-type="float" office:value="3517" calcext:value-type="float">
            <text:p>3517</text:p>
          </table:table-cell>
          <table:table-cell table:formula="of:=[.C16]-[.C17]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9696" calcext:value-type="float">
            <text:p>9696</text:p>
          </table:table-cell>
          <table:table-cell table:formula="of:=[.B17]-[.B18]" office:value-type="float" office:value="2392" calcext:value-type="float">
            <text:p>2392</text:p>
          </table:table-cell>
          <table:table-cell table:formula="of:=[.C17]-[.C18]"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7618" calcext:value-type="float">
            <text:p>7618</text:p>
          </table:table-cell>
          <table:table-cell table:formula="of:=[.B18]-[.B19]" office:value-type="float" office:value="2078" calcext:value-type="float">
            <text:p>2078</text:p>
          </table:table-cell>
          <table:table-cell table:formula="of:=[.C18]-[.C19]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6079" calcext:value-type="float">
            <text:p>6079</text:p>
          </table:table-cell>
          <table:table-cell table:formula="of:=[.B19]-[.B20]" office:value-type="float" office:value="1539" calcext:value-type="float">
            <text:p>1539</text:p>
          </table:table-cell>
          <table:table-cell table:formula="of:=[.C19]-[.C20]"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4809" calcext:value-type="float">
            <text:p>4809</text:p>
          </table:table-cell>
          <table:table-cell table:formula="of:=[.B20]-[.B21]" office:value-type="float" office:value="1270" calcext:value-type="float">
            <text:p>1270</text:p>
          </table:table-cell>
          <table:table-cell table:formula="of:=[.C20]-[.C21]"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3688" calcext:value-type="float">
            <text:p>3688</text:p>
          </table:table-cell>
          <table:table-cell table:formula="of:=[.B21]-[.B22]" office:value-type="float" office:value="1121" calcext:value-type="float">
            <text:p>1121</text:p>
          </table:table-cell>
          <table:table-cell table:formula="of:=[.C21]-[.C22]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044" calcext:value-type="float">
            <text:p>3044</text:p>
          </table:table-cell>
          <table:table-cell table:formula="of:=[.B22]-[.B23]" office:value-type="float" office:value="644" calcext:value-type="float">
            <text:p>644</text:p>
          </table:table-cell>
          <table:table-cell table:formula="of:=[.C22]-[.C23]"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456" calcext:value-type="float">
            <text:p>2456</text:p>
          </table:table-cell>
          <table:table-cell table:formula="of:=[.B23]-[.B24]" office:value-type="float" office:value="588" calcext:value-type="float">
            <text:p>588</text:p>
          </table:table-cell>
          <table:table-cell table:formula="of:=[.C23]-[.C24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871" calcext:value-type="float">
            <text:p>1871</text:p>
          </table:table-cell>
          <table:table-cell table:formula="of:=[.B24]-[.B25]" office:value-type="float" office:value="585" calcext:value-type="float">
            <text:p>585</text:p>
          </table:table-cell>
          <table:table-cell table:formula="of:=[.C24]-[.C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377" calcext:value-type="float">
            <text:p>1377</text:p>
          </table:table-cell>
          <table:table-cell table:formula="of:=[.B25]-[.B26]" office:value-type="float" office:value="494" calcext:value-type="float">
            <text:p>494</text:p>
          </table:table-cell>
          <table:table-cell table:formula="of:=[.C25]-[.C26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204" calcext:value-type="float">
            <text:p>1204</text:p>
          </table:table-cell>
          <table:table-cell table:formula="of:=[.B26]-[.B27]" office:value-type="float" office:value="173" calcext:value-type="float">
            <text:p>173</text:p>
          </table:table-cell>
          <table:table-cell table:formula="of:=[.C26]-[.C27]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3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268" calcext:value-type="float">
            <text:p>2332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1390" calcext:value-type="float">
            <text:p>191390</text:p>
          </table:table-cell>
          <table:table-cell table:formula="of:=[.B2]-[.B3]" office:value-type="float" office:value="41878" calcext:value-type="float">
            <text:p>41878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50736" calcext:value-type="float">
            <text:p>150736</text:p>
          </table:table-cell>
          <table:table-cell table:formula="of:=[.B3]-[.B4]" office:value-type="float" office:value="40654" calcext:value-type="float">
            <text:p>4065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550" calcext:value-type="float">
            <text:p>137550</text:p>
          </table:table-cell>
          <table:table-cell table:formula="of:=[.B4]-[.B5]" office:value-type="float" office:value="13186" calcext:value-type="float">
            <text:p>13186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20561" calcext:value-type="float">
            <text:p>120561</text:p>
          </table:table-cell>
          <table:table-cell table:formula="of:=[.B5]-[.B6]" office:value-type="float" office:value="16989" calcext:value-type="float">
            <text:p>16989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95946" calcext:value-type="float">
            <text:p>95946</text:p>
          </table:table-cell>
          <table:table-cell table:formula="of:=[.B6]-[.B7]" office:value-type="float" office:value="24615" calcext:value-type="float">
            <text:p>24615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76172" calcext:value-type="float">
            <text:p>76172</text:p>
          </table:table-cell>
          <table:table-cell table:formula="of:=[.B7]-[.B8]" office:value-type="float" office:value="19774" calcext:value-type="float">
            <text:p>19774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60794" calcext:value-type="float">
            <text:p>60794</text:p>
          </table:table-cell>
          <table:table-cell table:formula="of:=[.B8]-[.B9]" office:value-type="float" office:value="15378" calcext:value-type="float">
            <text:p>15378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48480" calcext:value-type="float">
            <text:p>48480</text:p>
          </table:table-cell>
          <table:table-cell table:formula="of:=[.B9]-[.B10]" office:value-type="float" office:value="12314" calcext:value-type="float">
            <text:p>1231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38053" calcext:value-type="float">
            <text:p>38053</text:p>
          </table:table-cell>
          <table:table-cell table:formula="of:=[.B10]-[.B11]"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0049" calcext:value-type="float">
            <text:p>30049</text:p>
          </table:table-cell>
          <table:table-cell table:formula="of:=[.B11]-[.B12]"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3707" calcext:value-type="float">
            <text:p>23707</text:p>
          </table:table-cell>
          <table:table-cell table:formula="of:=[.B12]-[.B13]"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8508" calcext:value-type="float">
            <text:p>18508</text:p>
          </table:table-cell>
          <table:table-cell table:formula="of:=[.B13]-[.B14]"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4542" calcext:value-type="float">
            <text:p>14542</text:p>
          </table:table-cell>
          <table:table-cell table:formula="of:=[.B14]-[.B15]"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1333" calcext:value-type="float">
            <text:p>11333</text:p>
          </table:table-cell>
          <table:table-cell table:formula="of:=[.B15]-[.B16]"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8724" calcext:value-type="float">
            <text:p>8724</text:p>
          </table:table-cell>
          <table:table-cell table:formula="of:=[.B16]-[.B17]"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6947" calcext:value-type="float">
            <text:p>6947</text:p>
          </table:table-cell>
          <table:table-cell table:formula="of:=[.B17]-[.B18]"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5402" calcext:value-type="float">
            <text:p>5402</text:p>
          </table:table-cell>
          <table:table-cell table:formula="of:=[.B18]-[.B19]"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4171" calcext:value-type="float">
            <text:p>4171</text:p>
          </table:table-cell>
          <table:table-cell table:formula="of:=[.B19]-[.B20]"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3193" calcext:value-type="float">
            <text:p>3193</text:p>
          </table:table-cell>
          <table:table-cell table:formula="of:=[.B20]-[.B21]"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428" calcext:value-type="float">
            <text:p>2428</text:p>
          </table:table-cell>
          <table:table-cell table:formula="of:=[.B21]-[.B22]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963" calcext:value-type="float">
            <text:p>1963</text:p>
          </table:table-cell>
          <table:table-cell table:formula="of:=[.B22]-[.B23]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467" calcext:value-type="float">
            <text:p>1467</text:p>
          </table:table-cell>
          <table:table-cell table:formula="of:=[.B23]-[.B24]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055" calcext:value-type="float">
            <text:p>1055</text:p>
          </table:table-cell>
          <table:table-cell table:formula="of:=[.B24]-[.B25]"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922" calcext:value-type="float">
            <text:p>922</text:p>
          </table:table-cell>
          <table:table-cell table:formula="of:=[.B25]-[.B26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table:formula="of:=[.B26]-[.B27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731" calcext:value-type="float">
            <text:p>227731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3807" calcext:value-type="float">
            <text:p>183807</text:p>
          </table:table-cell>
          <table:table-cell table:style-name="ce4" table:formula="of:=[.B2]-[.B3]" office:value-type="float" office:value="43924" calcext:value-type="float">
            <text:p>4392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42388" calcext:value-type="float">
            <text:p>142388</text:p>
          </table:table-cell>
          <table:table-cell table:style-name="ce4" table:formula="of:=[.B3]-[.B4]" office:value-type="float" office:value="41419" calcext:value-type="float">
            <text:p>41419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932" calcext:value-type="float">
            <text:p>128932</text:p>
          </table:table-cell>
          <table:table-cell table:style-name="ce4" table:formula="of:=[.B4]-[.B5]" office:value-type="float" office:value="13456" calcext:value-type="float">
            <text:p>13456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11499" calcext:value-type="float">
            <text:p>111499</text:p>
          </table:table-cell>
          <table:table-cell table:style-name="ce4" table:formula="of:=[.B5]-[.B6]" office:value-type="float" office:value="17433" calcext:value-type="float">
            <text:p>1743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87496" calcext:value-type="float">
            <text:p>87496</text:p>
          </table:table-cell>
          <table:table-cell table:style-name="ce4" table:formula="of:=[.B6]-[.B7]" office:value-type="float" office:value="24003" calcext:value-type="float">
            <text:p>2400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68257" calcext:value-type="float">
            <text:p>68257</text:p>
          </table:table-cell>
          <table:table-cell table:style-name="ce4" table:formula="of:=[.B7]-[.B8]" office:value-type="float" office:value="19239" calcext:value-type="float">
            <text:p>19239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53117" calcext:value-type="float">
            <text:p>53117</text:p>
          </table:table-cell>
          <table:table-cell table:style-name="ce4" table:formula="of:=[.B8]-[.B9]" office:value-type="float" office:value="15140" calcext:value-type="float">
            <text:p>1514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41161" calcext:value-type="float">
            <text:p>41161</text:p>
          </table:table-cell>
          <table:table-cell table:style-name="ce4" table:formula="of:=[.B9]-[.B10]" office:value-type="float" office:value="11956" calcext:value-type="float">
            <text:p>11956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31897" calcext:value-type="float">
            <text:p>31897</text:p>
          </table:table-cell>
          <table:table-cell table:style-name="ce4" table:formula="of:=[.B10]-[.B11]" office:value-type="float" office:value="9264" calcext:value-type="float">
            <text:p>926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4809" calcext:value-type="float">
            <text:p>24809</text:p>
          </table:table-cell>
          <table:table-cell table:style-name="ce4" table:formula="of:=[.B11]-[.B12]" office:value-type="float" office:value="7088" calcext:value-type="float">
            <text:p>708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8842" calcext:value-type="float">
            <text:p>18842</text:p>
          </table:table-cell>
          <table:table-cell table:style-name="ce4" table:formula="of:=[.B12]-[.B13]" office:value-type="float" office:value="5967" calcext:value-type="float">
            <text:p>596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4545" calcext:value-type="float">
            <text:p>14545</text:p>
          </table:table-cell>
          <table:table-cell table:style-name="ce4" table:formula="of:=[.B13]-[.B14]" office:value-type="float" office:value="4297" calcext:value-type="float">
            <text:p>429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1159" calcext:value-type="float">
            <text:p>11159</text:p>
          </table:table-cell>
          <table:table-cell table:style-name="ce4" table:formula="of:=[.B14]-[.B15]" office:value-type="float" office:value="3386" calcext:value-type="float">
            <text:p>3386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8577" calcext:value-type="float">
            <text:p>8577</text:p>
          </table:table-cell>
          <table:table-cell table:style-name="ce4" table:formula="of:=[.B15]-[.B16]" office:value-type="float" office:value="2582" calcext:value-type="float">
            <text:p>258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6309" calcext:value-type="float">
            <text:p>6309</text:p>
          </table:table-cell>
          <table:table-cell table:style-name="ce4" table:formula="of:=[.B16]-[.B17]" office:value-type="float" office:value="2268" calcext:value-type="float">
            <text:p>226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4786" calcext:value-type="float">
            <text:p>4786</text:p>
          </table:table-cell>
          <table:table-cell table:style-name="ce4" table:formula="of:=[.B17]-[.B18]" office:value-type="float" office:value="1523" calcext:value-type="float">
            <text:p>152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3679" calcext:value-type="float">
            <text:p>3679</text:p>
          </table:table-cell>
          <table:table-cell table:style-name="ce4" table:formula="of:=[.B18]-[.B19]" office:value-type="float" office:value="1107" calcext:value-type="float">
            <text:p>110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2856" calcext:value-type="float">
            <text:p>2856</text:p>
          </table:table-cell>
          <table:table-cell table:style-name="ce4" table:formula="of:=[.B19]-[.B20]" office:value-type="float" office:value="823" calcext:value-type="float">
            <text:p>82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978" calcext:value-type="float">
            <text:p>1978</text:p>
          </table:table-cell>
          <table:table-cell table:style-name="ce4" table:formula="of:=[.B20]-[.B21]" office:value-type="float" office:value="878" calcext:value-type="float">
            <text:p>87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569" calcext:value-type="float">
            <text:p>1569</text:p>
          </table:table-cell>
          <table:table-cell table:style-name="ce4" table:formula="of:=[.B21]-[.B22]" office:value-type="float" office:value="409" calcext:value-type="float">
            <text:p>409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167" calcext:value-type="float">
            <text:p>1167</text:p>
          </table:table-cell>
          <table:table-cell table:style-name="ce4" table:formula="of:=[.B22]-[.B23]" office:value-type="float" office:value="402" calcext:value-type="float">
            <text:p>40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930" calcext:value-type="float">
            <text:p>930</text:p>
          </table:table-cell>
          <table:table-cell table:style-name="ce4" table:formula="of:=[.B23]-[.B24]" office:value-type="float" office:value="237" calcext:value-type="float">
            <text:p>23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742" calcext:value-type="float">
            <text:p>742</text:p>
          </table:table-cell>
          <table:table-cell table:style-name="ce4" table:formula="of:=[.B24]-[.B25]" office:value-type="float" office:value="188" calcext:value-type="float">
            <text:p>18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489" calcext:value-type="float">
            <text:p>489</text:p>
          </table:table-cell>
          <table:table-cell table:style-name="ce4" table:formula="of:=[.B25]-[.B26]" office:value-type="float" office:value="253" calcext:value-type="float">
            <text:p>25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83" calcext:value-type="float">
            <text:p>383</text:p>
          </table:table-cell>
          <table:table-cell table:style-name="ce4" table:formula="of:=[.B26]-[.B27]" office:value-type="float" office:value="106" calcext:value-type="float">
            <text:p>106</text:p>
          </table:table-cell>
          <table:table-cell/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23846" calcext:value-type="float">
            <text:p>2238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666" calcext:value-type="float">
            <text:p>177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922" calcext:value-type="float">
            <text:p>1329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534" calcext:value-type="float">
            <text:p>118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48" calcext:value-type="float">
            <text:p>100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114" calcext:value-type="float">
            <text:p>751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281" calcext:value-type="float">
            <text:p>562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758" calcext:value-type="float">
            <text:p>417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782" calcext:value-type="float">
            <text:p>30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708" calcext:value-type="float">
            <text:p>22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29" calcext:value-type="float">
            <text:p>168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61" calcext:value-type="float">
            <text:p>121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31" calcext:value-type="float">
            <text:p>8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7" calcext:value-type="float">
            <text:p>6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5"/>
        </table:table-row>
      </table:table>
      <table:table table:name="SiO2_Air_Pore_0p5_H20_0p5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2021" calcext:value-type="float">
            <text:p>2220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6834" calcext:value-type="float">
            <text:p>176834</text:p>
          </table:table-cell>
          <table:table-cell table:formula="of:=[.B2]-[.B3]" office:value-type="float" office:value="45187" calcext:value-type="float">
            <text:p>45187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34921" calcext:value-type="float">
            <text:p>134921</text:p>
          </table:table-cell>
          <table:table-cell table:formula="of:=[.B3]-[.B4]" office:value-type="float" office:value="41913" calcext:value-type="float">
            <text:p>4191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382" calcext:value-type="float">
            <text:p>121382</text:p>
          </table:table-cell>
          <table:table-cell table:formula="of:=[.B4]-[.B5]" office:value-type="float" office:value="13539" calcext:value-type="float">
            <text:p>13539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03857" calcext:value-type="float">
            <text:p>103857</text:p>
          </table:table-cell>
          <table:table-cell table:formula="of:=[.B5]-[.B6]" office:value-type="float" office:value="17525" calcext:value-type="float">
            <text:p>17525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79776" calcext:value-type="float">
            <text:p>79776</text:p>
          </table:table-cell>
          <table:table-cell table:formula="of:=[.B6]-[.B7]" office:value-type="float" office:value="24081" calcext:value-type="float">
            <text:p>24081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60867" calcext:value-type="float">
            <text:p>60867</text:p>
          </table:table-cell>
          <table:table-cell table:formula="of:=[.B7]-[.B8]" office:value-type="float" office:value="18909" calcext:value-type="float">
            <text:p>18909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46586" calcext:value-type="float">
            <text:p>46586</text:p>
          </table:table-cell>
          <table:table-cell table:formula="of:=[.B8]-[.B9]" office:value-type="float" office:value="14281" calcext:value-type="float">
            <text:p>14281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35121" calcext:value-type="float">
            <text:p>35121</text:p>
          </table:table-cell>
          <table:table-cell table:formula="of:=[.B9]-[.B10]" office:value-type="float" office:value="11465" calcext:value-type="float">
            <text:p>11465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26599" calcext:value-type="float">
            <text:p>26599</text:p>
          </table:table-cell>
          <table:table-cell table:formula="of:=[.B10]-[.B11]"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0158" calcext:value-type="float">
            <text:p>20158</text:p>
          </table:table-cell>
          <table:table-cell table:formula="of:=[.B11]-[.B12]"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5253" calcext:value-type="float">
            <text:p>15253</text:p>
          </table:table-cell>
          <table:table-cell table:formula="of:=[.B12]-[.B13]"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1169" calcext:value-type="float">
            <text:p>11169</text:p>
          </table:table-cell>
          <table:table-cell table:formula="of:=[.B13]-[.B14]"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8417" calcext:value-type="float">
            <text:p>8417</text:p>
          </table:table-cell>
          <table:table-cell table:formula="of:=[.B14]-[.B15]"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6313" calcext:value-type="float">
            <text:p>6313</text:p>
          </table:table-cell>
          <table:table-cell table:formula="of:=[.B15]-[.B16]"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4605" calcext:value-type="float">
            <text:p>4605</text:p>
          </table:table-cell>
          <table:table-cell table:formula="of:=[.B16]-[.B17]"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3470" calcext:value-type="float">
            <text:p>3470</text:p>
          </table:table-cell>
          <table:table-cell table:formula="of:=[.B17]-[.B18]"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2584" calcext:value-type="float">
            <text:p>2584</text:p>
          </table:table-cell>
          <table:table-cell table:formula="of:=[.B18]-[.B19]"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862" calcext:value-type="float">
            <text:p>1862</text:p>
          </table:table-cell>
          <table:table-cell table:formula="of:=[.B19]-[.B20]"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361" calcext:value-type="float">
            <text:p>1361</text:p>
          </table:table-cell>
          <table:table-cell table:formula="of:=[.B20]-[.B21]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021" calcext:value-type="float">
            <text:p>1021</text:p>
          </table:table-cell>
          <table:table-cell table:formula="of:=[.B21]-[.B22]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764" calcext:value-type="float">
            <text:p>764</text:p>
          </table:table-cell>
          <table:table-cell table:formula="of:=[.B22]-[.B23]"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table:formula="of:=[.B23]-[.B24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431" calcext:value-type="float">
            <text:p>431</text:p>
          </table:table-cell>
          <table:table-cell table:formula="of:=[.B24]-[.B25]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330" calcext:value-type="float">
            <text:p>330</text:p>
          </table:table-cell>
          <table:table-cell table:formula="of:=[.B25]-[.B26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42" calcext:value-type="float">
            <text:p>242</text:p>
          </table:table-cell>
          <table:table-cell table:formula="of:=[.B26]-[.B27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6:32:31.807322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52:07.113197508</meta:creation-date>
    <meta:generator>LibreOffice/6.0.7.3$Linux_X86_64 LibreOffice_project/00m0$Build-3</meta:generator>
    <dc:date>2019-08-22T18:26:10.741944056</dc:date>
    <meta:editing-duration>P1DT15H25M24S</meta:editing-duration>
    <meta:editing-cycles>42</meta:editing-cycles>
    <meta:document-statistic meta:table-count="10" meta:cell-count="10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iO2_Air_Pore_0p6_H20_0p02.A2:SiO2_Air_Pore_0p6_H20_0p02.B27" svg:x="0.32cm" svg:y="0.18cm" svg:width="13.097cm" svg:height="8.64cm">
          <chartooo:coordinate-region svg:x="1.682cm" svg:y="0.379cm" svg:width="11.4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6_H20_0p02.B2:SiO2_Air_Pore_0p6_H20_0p02.B27" chart:class="chart:scatter">
            <chart:domain table:cell-range-address="SiO2_Air_Pore_0p6_H20_0p02.A2:SiO2_Air_Pore_0p6_H20_0p02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6_H20_0p02.A2:SiO2_Air_Pore_0p6_H20_0p02.A27</svg:desc>
                </draw:g>
              </table:table-cell>
              <table:table-cell office:value-type="float" office:value="249750">
                <text:p>249750</text:p>
                <draw:g>
                  <svg:desc>SiO2_Air_Pore_0p6_H20_0p02.B2:SiO2_Air_Pore_0p6_H20_0p0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4885">
                <text:p>224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96913">
                <text:p>196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6641">
                <text:p>186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71026">
                <text:p>17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8072">
                <text:p>148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26601">
                <text:p>126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06992">
                <text:p>106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90413">
                <text:p>90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76542">
                <text:p>76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64522">
                <text:p>64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4209">
                <text:p>54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45117">
                <text:p>45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37491">
                <text:p>3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6266">
                <text:p>26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8155">
                <text:p>18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4939">
                <text:p>14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2181">
                <text:p>12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3920">
                <text:p>3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7cm" svg:height="7.631cm" xlink:href=".." xlink:type="simple" chart:class="chart:scatter" chart:style-name="ch1">
        <chart:legend chart:legend-position="end" svg:x="11.314cm" svg:y="3.516cm" style:legend-expansion="high" chart:style-name="ch2"/>
        <chart:plot-area chart:style-name="ch3" table:cell-range-address="SiO2_Air_Pore_0p5_H20_0p01.A2:SiO2_Air_Pore_0p5_H20_0p01.B27" svg:x="0.271cm" svg:y="0.152cm" svg:width="10.772cm" svg:height="7.327cm">
          <chartooo:coordinate-region svg:x="1.633cm" svg:y="0.351cm" svg:width="9.13cm" svg:height="6.4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5_H20_0p01.B2:SiO2_Air_Pore_0p5_H20_0p01.B27" chart:class="chart:scatter">
            <chart:domain table:cell-range-address="SiO2_Air_Pore_0p5_H20_0p01.A2:SiO2_Air_Pore_0p5_H20_0p01.A27"/>
            <chart:data-point chart:repeated="3"/>
            <chart:data-point chart:style-name="ch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5_H20_0p01.A2:SiO2_Air_Pore_0p5_H20_0p01.A27</svg:desc>
                </draw:g>
              </table:table-cell>
              <table:table-cell office:value-type="float" office:value="250080">
                <text:p>250080</text:p>
                <draw:g>
                  <svg:desc>SiO2_Air_Pore_0p5_H20_0p01.B2:SiO2_Air_Pore_0p5_H20_0p0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6368">
                <text:p>226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99857">
                <text:p>199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91014">
                <text:p>19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76917">
                <text:p>17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4680">
                <text:p>154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33391">
                <text:p>133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14259">
                <text:p>114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97968">
                <text:p>97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2245">
                <text:p>82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69974">
                <text:p>69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8697">
                <text:p>58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49282">
                <text:p>49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40683">
                <text:p>40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34553">
                <text:p>34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8639">
                <text:p>28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9908">
                <text:p>19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3721">
                <text:p>13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1283">
                <text:p>11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9247">
                <text:p>9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4193">
                <text:p>4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6_H20_0p05.A2:SiO2_Air_Pore_0p6_H20_0p05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6_H20_0p05.B2:SiO2_Air_Pore_0p6_H20_0p05.B27" chart:class="chart:scatter">
            <chart:domain table:cell-range-address="SiO2_Air_Pore_0p6_H20_0p05.A2:SiO2_Air_Pore_0p6_H20_0p05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6_H20_0p05.A2:SiO2_Air_Pore_0p6_H20_0p05.A27</svg:desc>
                </draw:g>
              </table:table-cell>
              <table:table-cell office:value-type="float" office:value="248131">
                <text:p>248131</text:p>
                <draw:g>
                  <svg:desc>SiO2_Air_Pore_0p6_H20_0p05.B2:SiO2_Air_Pore_0p6_H20_0p05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1749">
                <text:p>221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7847">
                <text:p>187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75937">
                <text:p>17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58635">
                <text:p>15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34420">
                <text:p>1344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13782">
                <text:p>113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5163">
                <text:p>95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79875">
                <text:p>79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6678">
                <text:p>66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56087">
                <text:p>5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46174">
                <text:p>46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38596">
                <text:p>38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32238">
                <text:p>32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2151">
                <text:p>12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984">
                <text:p>2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6_H20_0p1.A2:SiO2_Air_Pore_0p6_H20_0p1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6_H20_0p1.B2:SiO2_Air_Pore_0p6_H20_0p1.B27" chart:class="chart:scatter">
            <chart:domain table:cell-range-address="SiO2_Air_Pore_0p6_H20_0p1.A2:SiO2_Air_Pore_0p6_H20_0p1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6_H20_0p1.A2:SiO2_Air_Pore_0p6_H20_0p1.A27</svg:desc>
                </draw:g>
              </table:table-cell>
              <table:table-cell office:value-type="float" office:value="245154">
                <text:p>245154</text:p>
                <draw:g>
                  <svg:desc>SiO2_Air_Pore_0p6_H20_0p1.B2:SiO2_Air_Pore_0p6_H20_0p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4800">
                <text:p>214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671">
                <text:p>176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3060">
                <text:p>163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46011">
                <text:p>146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21610">
                <text:p>1216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01670">
                <text:p>10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84228">
                <text:p>84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69747">
                <text:p>69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57720">
                <text:p>57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47707">
                <text:p>47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8979">
                <text:p>38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32185">
                <text:p>32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5955">
                <text:p>25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7531">
                <text:p>17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4244">
                <text:p>14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164">
                <text:p>21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6_H20_0p1.A10:SiO2_Air_Pore_0p6_H20_0p1.B15" svg:x="0.32cm" svg:y="0.18cm" svg:width="13.118cm" svg:height="8.646cm">
          <chartooo:coordinate-region svg:x="1.497cm" svg:y="0.379cm" svg:width="11.66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6_H20_0p1.B10:SiO2_Air_Pore_0p6_H20_0p1.B15" chart:class="chart:scatter">
            <chart:domain table:cell-range-address="SiO2_Air_Pore_0p6_H20_0p1.A10:SiO2_Air_Pore_0p6_H20_0p1.A15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SiO2_Air_Pore_0p6_H20_0p1.A10:SiO2_Air_Pore_0p6_H20_0p1.A15</svg:desc>
                </draw:g>
              </table:table-cell>
              <table:table-cell office:value-type="float" office:value="69747">
                <text:p>69747</text:p>
                <draw:g>
                  <svg:desc>SiO2_Air_Pore_0p6_H20_0p1.B10:SiO2_Air_Pore_0p6_H20_0p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7720">
                <text:p>57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47707">
                <text:p>47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38979">
                <text:p>38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2185">
                <text:p>32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5955">
                <text:p>25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